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cripts/python/InsertListing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7049in" fo:margin-left="-0.0111in" fo:margin-top="0in" fo:margin-bottom="0in" table:align="left" style:shadow="none" style:may-break-between-rows="true" style:writing-mode="page" table:border-model="collapsing"/>
    </style:style>
    <style:style style:name="Таблица1.A" style:family="table-column">
      <style:table-column-properties style:column-width="1.4396in"/>
    </style:style>
    <style:style style:name="Таблица1.B" style:family="table-column">
      <style:table-column-properties style:column-width="2.6889in"/>
    </style:style>
    <style:style style:name="Таблица1.C" style:family="table-column">
      <style:table-column-properties style:column-width="2.5764in"/>
    </style:style>
    <style:style style:name="Таблица1.1" style:family="table-row">
      <style:table-row-properties style:min-row-height="0.8146in" fo:keep-together="auto"/>
    </style:style>
    <style:style style:name="Таблица1.A1" style:family="table-cell">
      <style:table-cell-properties style:vertical-align="middle" fo:background-color="#ebffd9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#ebffd9" fo:padding="0in" fo:border-left="none" fo:border-right="none" fo:border-top="0.75pt solid #009353" fo:border-bottom="0.75pt solid #009353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#ebffd9" fo:padding="0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Таблица1.2" style:family="table-row">
      <style:table-row-properties style:min-row-height="0.3896in" fo:keep-together="auto"/>
    </style:style>
    <style:style style:name="Таблица1.A2" style:family="table-cell">
      <style:table-cell-properties style:vertical-align="middle"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Таблица1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Таблица1.C2" style:family="table-cell" style:data-style-name="N0">
      <style:table-cell-properties style:vertical-align="middle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Таблица1.3" style:family="table-row">
      <style:table-row-properties style:min-row-height="0.4361in" fo:keep-together="auto"/>
    </style:style>
    <style:style style:name="Таблица1.A3" style:family="table-cell">
      <style:table-cell-properties style:vertical-align="middle"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Таблица1.B3" style:family="table-cell" style:data-style-name="N0">
      <style:table-cell-properties style:vertical-align="middle" fo:background-color="#dddddd" fo:padding="0in" fo:border="none" style:writing-mode="page">
        <style:background-image/>
      </style:table-cell-properties>
    </style:style>
    <style:style style:name="Таблица1.C3" style:family="table-cell" style:data-style-name="N0">
      <style:table-cell-properties style:vertical-align="middle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Таблица1.4" style:family="table-row">
      <style:table-row-properties style:min-row-height="0.4444in" fo:keep-together="auto"/>
    </style:style>
    <style:style style:name="Таблица1.5" style:family="table-row">
      <style:table-row-properties style:min-row-height="0.3694in" fo:keep-together="auto"/>
    </style:style>
    <style:style style:name="Таблица1.A6" style:family="table-cell">
      <style:table-cell-properties style:vertical-align="middle" fo:background-color="#ffffff" fo:padding="0in" fo:border-left="0.75pt solid #314004" fo:border-right="none" fo:border-top="none" fo:border-bottom="0.75pt solid #314004" style:writing-mode="page">
        <style:background-image/>
      </style:table-cell-properties>
    </style:style>
    <style:style style:name="Таблица1.B6" style:family="table-cell" style:data-style-name="N0">
      <style:table-cell-properties style:vertical-align="middle" fo:background-color="#ffffff" fo:padding="0in" fo:border-left="none" fo:border-right="none" fo:border-top="none" fo:border-bottom="0.75pt solid #314004" style:writing-mode="page">
        <style:background-image/>
      </style:table-cell-properties>
    </style:style>
    <style:style style:name="Таблица1.C6" style:family="table-cell" style:data-style-name="N0">
      <style:table-cell-properties style:vertical-align="middle" fo:background-color="#ffffff" fo:padding="0in" fo:border-left="none" fo:border-right="0.75pt solid #314004" fo:border-top="none" fo:border-bottom="0.75pt solid #314004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language="ru" fo:country="RU" officeooo:paragraph-rsid="001fe6a4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2pt" fo:language="ru" fo:country="RU" fo:font-weight="bold" officeooo:rsid="001fe6a4" officeooo:paragraph-rsid="001fe6a4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4.1866in" fo:margin-right="0in" fo:margin-top="0in" fo:margin-bottom="0.0972in" style:contextual-spacing="false" fo:line-height="115%" fo:text-align="left" style:justify-single-word="false" fo:text-indent="0in" style:auto-text-indent="false" style:page-number="auto" fo:background-color="transparent">
        <style:tab-stops/>
        <style:drop-cap/>
      </style:paragraph-properties>
      <style:text-properties fo:font-size="14pt" fo:language="ru" fo:country="RU" style:font-size-asian="14pt" style:font-size-complex="14pt"/>
    </style:style>
    <style:style style:name="P8" style:family="paragraph" style:parent-style-name="Text_20_body">
      <loext:graphic-properties draw:fill="none"/>
      <style:paragraph-properties fo:margin-left="4.1866in" fo:margin-right="0in" fo:margin-top="0in" fo:margin-bottom="0.0972in" style:contextual-spacing="false" fo:line-height="115%" fo:text-align="left" style:justify-single-word="false" fo:text-indent="0in" style:auto-text-indent="false" fo:background-color="transparent">
        <style:tab-stops/>
        <style:drop-cap/>
      </style:paragraph-properties>
      <style:text-properties fo:font-size="14pt" fo:language="ru" fo:country="RU" officeooo:rsid="001fe6a4" officeooo:paragraph-rsid="001fe6a4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4.1866in" fo:margin-right="0in" fo:margin-top="0in" fo:margin-bottom="0.0972in" style:contextual-spacing="false" fo:line-height="115%" fo:text-align="left" style:justify-single-word="false" fo:text-indent="0in" style:auto-text-indent="false" fo:background-color="transparent">
        <style:tab-stops/>
        <style:drop-cap/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Text_20_body">
      <style:paragraph-properties fo:text-align="right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officeooo:paragraph-rsid="0021bfc4" style:font-size-asian="14pt" style:font-size-complex="14pt"/>
    </style:style>
    <style:style style:name="P12" style:family="paragraph" style:parent-style-name="Heading_20_1">
      <style:paragraph-properties fo:break-before="page"/>
      <style:text-properties fo:language="ru" fo:country="RU" officeooo:rsid="0021bfc4" officeooo:paragraph-rsid="0021bfc4"/>
    </style:style>
    <style:style style:name="P1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language="ru" fo:country="RU" style:text-underline-style="none" officeooo:rsid="00639a91" officeooo:paragraph-rsid="00639a91"/>
    </style:style>
    <style:style style:name="P17" style:family="paragraph" style:parent-style-name="Heading_20_1">
      <style:paragraph-properties fo:break-before="page"/>
      <style:text-properties fo:language="ru" fo:country="RU" officeooo:rsid="002559ea" officeooo:paragraph-rsid="002559ea"/>
    </style:style>
    <style:style style:name="P18" style:family="paragraph" style:parent-style-name="Text_20_body">
      <style:text-properties fo:language="ru" fo:country="RU" officeooo:paragraph-rsid="002559ea"/>
    </style:style>
    <style:style style:name="P19" style:family="paragraph" style:parent-style-name="Text_20_body" style:list-style-name="L1">
      <style:text-properties fo:language="ru" fo:country="RU" officeooo:paragraph-rsid="00263a7f"/>
    </style:style>
    <style:style style:name="P20" style:family="paragraph" style:parent-style-name="Heading_20_2">
      <style:text-properties fo:language="ru" fo:country="RU"/>
    </style:style>
    <style:style style:name="P21" style:family="paragraph" style:parent-style-name="Text_20_body">
      <style:text-properties fo:language="ru" fo:country="RU" officeooo:rsid="00426d1e" officeooo:paragraph-rsid="00426d1e"/>
    </style:style>
    <style:style style:name="P22" style:family="paragraph" style:parent-style-name="Text_20_body" style:list-style-name="L2">
      <style:text-properties fo:language="ru" fo:country="RU" officeooo:paragraph-rsid="004455e1"/>
    </style:style>
    <style:style style:name="P23" style:family="paragraph" style:parent-style-name="Text_20_body" style:list-style-name="L2">
      <style:text-properties fo:language="ru" fo:country="RU" officeooo:rsid="004455e1" officeooo:paragraph-rsid="004455e1"/>
    </style:style>
    <style:style style:name="P24" style:family="paragraph" style:parent-style-name="Text_20_body">
      <style:text-properties fo:language="ru" fo:country="RU" officeooo:paragraph-rsid="004455e1"/>
    </style:style>
    <style:style style:name="P25" style:family="paragraph" style:parent-style-name="Text_20_body">
      <style:text-properties fo:language="ru" fo:country="RU" officeooo:paragraph-rsid="004489b7"/>
    </style:style>
    <style:style style:name="P26" style:family="paragraph" style:parent-style-name="Text_20_body">
      <style:text-properties fo:language="ru" fo:country="RU" style:text-underline-style="none" officeooo:rsid="00420fb1" officeooo:paragraph-rsid="004489b7"/>
    </style:style>
    <style:style style:name="P27" style:family="paragraph" style:parent-style-name="Text_20_body">
      <style:text-properties fo:language="ru" fo:country="RU" officeooo:rsid="0027fc0d" officeooo:paragraph-rsid="0027fc0d"/>
    </style:style>
    <style:style style:name="P28" style:family="paragraph" style:parent-style-name="Text_20_body">
      <style:text-properties fo:language="ru" fo:country="RU" officeooo:paragraph-rsid="00420fb1"/>
    </style:style>
    <style:style style:name="P29" style:family="paragraph" style:parent-style-name="Подпись_20_листинга">
      <style:text-properties fo:language="ru" fo:country="RU" officeooo:paragraph-rsid="00420fb1"/>
    </style:style>
    <style:style style:name="P30" style:family="paragraph" style:parent-style-name="Код">
      <style:text-properties fo:language="ru" fo:country="RU"/>
    </style:style>
    <style:style style:name="P31" style:family="paragraph" style:parent-style-name="Text_20_body">
      <style:text-properties fo:language="ru" fo:country="RU" officeooo:rsid="00420fb1" officeooo:paragraph-rsid="00420fb1"/>
    </style:style>
    <style:style style:name="P32" style:family="paragraph" style:parent-style-name="Text_20_body">
      <style:text-properties fo:language="ru" fo:country="RU" style:text-underline-style="none" officeooo:rsid="00420fb1" officeooo:paragraph-rsid="0044a4ca"/>
    </style:style>
    <style:style style:name="P33" style:family="paragraph" style:parent-style-name="Подпись_20_листинга">
      <style:text-properties fo:language="ru" fo:country="RU" officeooo:paragraph-rsid="0044a4ca"/>
    </style:style>
    <style:style style:name="P34" style:family="paragraph" style:parent-style-name="Код">
      <style:text-properties fo:language="ru" fo:country="RU" officeooo:paragraph-rsid="0044a4ca"/>
    </style:style>
    <style:style style:name="P35" style:family="paragraph" style:parent-style-name="Text_20_body">
      <style:text-properties fo:language="ru" fo:country="RU"/>
    </style:style>
    <style:style style:name="P36" style:family="paragraph" style:parent-style-name="Text_20_body">
      <style:text-properties fo:language="ru" fo:country="RU" officeooo:rsid="0044a4ca" officeooo:paragraph-rsid="0044a4ca"/>
    </style:style>
    <style:style style:name="P37" style:family="paragraph" style:parent-style-name="Heading_20_3">
      <style:text-properties fo:language="ru" fo:country="RU"/>
    </style:style>
    <style:style style:name="P38" style:family="paragraph" style:parent-style-name="Text_20_body">
      <style:text-properties fo:language="ru" fo:country="RU" officeooo:paragraph-rsid="00450972"/>
    </style:style>
    <style:style style:name="P39" style:family="paragraph" style:parent-style-name="Text_20_body">
      <style:text-properties fo:language="ru" fo:country="RU" officeooo:rsid="005a7925" officeooo:paragraph-rsid="005a7925"/>
    </style:style>
    <style:style style:name="P40" style:family="paragraph" style:parent-style-name="Text_20_body">
      <style:text-properties fo:language="ru" fo:country="RU" officeooo:rsid="005a393e" officeooo:paragraph-rsid="005a393e"/>
    </style:style>
    <style:style style:name="P41" style:family="paragraph" style:parent-style-name="Text_20_body" style:list-style-name="L3">
      <style:text-properties fo:language="ru" fo:country="RU" officeooo:rsid="005a393e" officeooo:paragraph-rsid="005a393e"/>
    </style:style>
    <style:style style:name="P42" style:family="paragraph" style:parent-style-name="Text_20_body" style:list-style-name="L3">
      <style:text-properties fo:language="ru" fo:country="RU" officeooo:paragraph-rsid="005a7925"/>
    </style:style>
    <style:style style:name="P43" style:family="paragraph" style:parent-style-name="Подпись_20_листинга">
      <style:text-properties fo:language="ru" fo:country="RU"/>
    </style:style>
    <style:style style:name="P44" style:family="paragraph" style:parent-style-name="Text_20_body">
      <style:text-properties fo:language="ru" fo:country="RU" officeooo:rsid="00639a91" officeooo:paragraph-rsid="00639a91"/>
    </style:style>
    <style:style style:name="P45" style:family="paragraph" style:parent-style-name="Text_20_body">
      <style:text-properties fo:language="ru" fo:country="RU" officeooo:rsid="00469e01" officeooo:paragraph-rsid="00469e01"/>
    </style:style>
    <style:style style:name="P46" style:family="paragraph" style:parent-style-name="Text_20_body">
      <style:text-properties fo:language="ru" fo:country="RU" officeooo:rsid="005582d8" officeooo:paragraph-rsid="005582d8"/>
    </style:style>
    <style:style style:name="P47" style:family="paragraph" style:parent-style-name="Text_20_body">
      <style:text-properties fo:language="ru" fo:country="RU" officeooo:rsid="00469e01" officeooo:paragraph-rsid="00485913"/>
    </style:style>
    <style:style style:name="P48" style:family="paragraph" style:parent-style-name="Text_20_body">
      <style:text-properties fo:language="ru" fo:country="RU" officeooo:rsid="004a476d" officeooo:paragraph-rsid="004bd783"/>
    </style:style>
    <style:style style:name="P49" style:family="paragraph" style:parent-style-name="Text_20_body">
      <style:text-properties fo:language="ru" fo:country="RU" officeooo:rsid="0055c005" officeooo:paragraph-rsid="0055c005"/>
    </style:style>
    <style:style style:name="P50" style:family="paragraph" style:parent-style-name="Text_20_body" style:list-style-name="L4">
      <style:text-properties fo:language="ru" fo:country="RU" officeooo:rsid="004bd783" officeooo:paragraph-rsid="0052037e"/>
    </style:style>
    <style:style style:name="P51" style:family="paragraph" style:parent-style-name="Text_20_body" style:list-style-name="L4">
      <style:text-properties fo:language="ru" fo:country="RU" officeooo:rsid="0052037e" officeooo:paragraph-rsid="0052037e"/>
    </style:style>
    <style:style style:name="P52" style:family="paragraph" style:parent-style-name="Подпись_20_листинга">
      <style:text-properties fo:language="ru" fo:country="RU" officeooo:paragraph-rsid="00639a91"/>
    </style:style>
    <style:style style:name="P53" style:family="paragraph" style:parent-style-name="Код">
      <style:text-properties fo:language="ru" fo:country="RU" officeooo:paragraph-rsid="00639a91"/>
    </style:style>
    <style:style style:name="P54" style:family="paragraph" style:parent-style-name="Text_20_body">
      <style:text-properties fo:language="ru" fo:country="RU" officeooo:rsid="005265ad" officeooo:paragraph-rsid="005265ad"/>
    </style:style>
    <style:style style:name="P55" style:family="paragraph" style:parent-style-name="Text_20_body">
      <style:text-properties fo:language="ru" fo:country="RU" officeooo:rsid="0052fa84" officeooo:paragraph-rsid="005265ad"/>
    </style:style>
    <style:style style:name="P56" style:family="paragraph" style:parent-style-name="Text_20_body">
      <style:text-properties fo:language="ru" fo:country="RU" officeooo:rsid="0052fa84" officeooo:paragraph-rsid="0052fa84"/>
    </style:style>
    <style:style style:name="P57" style:family="paragraph" style:parent-style-name="Text_20_body">
      <style:text-properties fo:language="ru" fo:country="RU" officeooo:rsid="0052fa84" officeooo:paragraph-rsid="005ece42"/>
    </style:style>
    <style:style style:name="P58" style:family="paragraph" style:parent-style-name="Table">
      <style:paragraph-properties fo:line-height="100%" fo:text-align="right" style:justify-single-word="false" fo:keep-with-next="always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59" style:family="paragraph" style:parent-style-name="Standard">
      <loext:graphic-properties draw:fill="none" draw:fill-color="#ffffff"/>
      <style:paragraph-properties fo:line-height="115%" fo:text-align="center" style:justify-single-word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line-height="150%"/>
      <style:text-properties fo:language="ru" fo:country="RU" officeooo:paragraph-rsid="00628fbc"/>
    </style:style>
    <style:style style:name="P63" style:family="paragraph" style:parent-style-name="Heading_20_3">
      <style:text-properties fo:language="ru" fo:country="RU" officeooo:paragraph-rsid="0060b09e"/>
    </style:style>
    <style:style style:name="P64" style:family="paragraph" style:parent-style-name="Text_20_body">
      <style:paragraph-properties fo:line-height="150%"/>
      <style:text-properties fo:language="ru" fo:country="RU" officeooo:rsid="0052fa84" officeooo:paragraph-rsid="005a7925"/>
    </style:style>
    <style:style style:name="P65" style:family="paragraph" style:parent-style-name="Text_20_body">
      <style:text-properties fo:language="ru" fo:country="RU" officeooo:rsid="0053bcfe" officeooo:paragraph-rsid="005582d8"/>
    </style:style>
    <style:style style:name="P66" style:family="paragraph" style:parent-style-name="Text_20_body">
      <style:text-properties fo:language="ru" fo:country="RU" fo:font-weight="normal" officeooo:rsid="0053bcfe" officeooo:paragraph-rsid="005582d8" style:font-weight-asian="normal" style:font-weight-complex="normal"/>
    </style:style>
    <style:style style:name="P67" style:family="paragraph" style:parent-style-name="Text_20_body">
      <style:text-properties fo:language="ru" fo:country="RU" officeooo:rsid="0052fa84" officeooo:paragraph-rsid="005a7925"/>
    </style:style>
    <style:style style:name="P68" style:family="paragraph" style:parent-style-name="Text_20_body">
      <style:text-properties fo:language="ru" fo:country="RU" officeooo:paragraph-rsid="005a7925"/>
    </style:style>
    <style:style style:name="P69" style:family="paragraph" style:parent-style-name="Text_20_body">
      <style:text-properties fo:language="ru" fo:country="RU" officeooo:rsid="0053d450" officeooo:paragraph-rsid="005582d8"/>
    </style:style>
    <style:style style:name="P70" style:family="paragraph" style:parent-style-name="Heading_20_1">
      <style:paragraph-properties fo:break-before="page"/>
      <style:text-properties fo:language="ru" fo:country="RU" officeooo:rsid="00237a73" officeooo:paragraph-rsid="00237a73"/>
    </style:style>
    <style:style style:name="P71" style:family="paragraph" style:parent-style-name="Heading_20_1">
      <style:paragraph-properties fo:break-before="page"/>
      <style:text-properties fo:language="ru" fo:country="RU" officeooo:rsid="005c6a1c" officeooo:paragraph-rsid="005c6a1c"/>
    </style:style>
    <style:style style:name="P72" style:family="paragraph" style:parent-style-name="Heading_20_1">
      <style:paragraph-properties fo:break-before="page"/>
      <style:text-properties fo:language="ru" fo:country="RU" officeooo:rsid="005d13ed" officeooo:paragraph-rsid="005d13ed"/>
    </style:style>
    <style:style style:name="T1" style:family="text">
      <style:text-properties officeooo:rsid="0021bfc4"/>
    </style:style>
    <style:style style:name="T2" style:family="text">
      <style:text-properties officeooo:rsid="001fe6a4"/>
    </style:style>
    <style:style style:name="T3" style:family="text">
      <style:text-properties officeooo:rsid="001f6678"/>
    </style:style>
    <style:style style:name="T4" style:family="text">
      <style:text-properties officeooo:rsid="00263a7f"/>
    </style:style>
    <style:style style:name="T5" style:family="text">
      <style:text-properties officeooo:rsid="004455e1"/>
    </style:style>
    <style:style style:name="T6" style:family="text">
      <style:text-properties officeooo:rsid="004489b7"/>
    </style:style>
    <style:style style:name="T7" style:family="text">
      <style:text-properties style:text-underline-style="none" officeooo:rsid="00420fb1"/>
    </style:style>
    <style:style style:name="T8" style:family="text">
      <style:text-properties style:text-underline-style="none" officeooo:rsid="004489b7"/>
    </style:style>
    <style:style style:name="T9" style:family="text">
      <style:text-properties officeooo:rsid="0044a4ca"/>
    </style:style>
    <style:style style:name="T10" style:family="text">
      <style:text-properties officeooo:rsid="00576409"/>
    </style:style>
    <style:style style:name="T11" style:family="text">
      <style:text-properties officeooo:rsid="0027fc0d"/>
    </style:style>
    <style:style style:name="T12" style:family="text">
      <style:text-properties officeooo:rsid="00420fb1"/>
    </style:style>
    <style:style style:name="T13" style:family="text">
      <style:text-properties officeooo:rsid="00639a91"/>
    </style:style>
    <style:style style:name="T14" style:family="text">
      <style:text-properties officeooo:rsid="00426d1e"/>
    </style:style>
    <style:style style:name="T15" style:family="text">
      <style:text-properties officeooo:rsid="005a393e"/>
    </style:style>
    <style:style style:name="T16" style:family="text">
      <style:text-properties officeooo:rsid="005a7925"/>
    </style:style>
    <style:style style:name="T17" style:family="text">
      <style:text-properties officeooo:rsid="0067cf0d"/>
    </style:style>
    <style:style style:name="T18" style:family="text">
      <style:text-properties officeooo:rsid="00450972"/>
    </style:style>
    <style:style style:name="T19" style:family="text">
      <style:text-properties officeooo:rsid="005582d8"/>
    </style:style>
    <style:style style:name="T20" style:family="text">
      <style:text-properties officeooo:rsid="0055c005"/>
    </style:style>
    <style:style style:name="T21" style:family="text">
      <style:text-properties officeooo:rsid="00485913"/>
    </style:style>
    <style:style style:name="T22" style:family="text">
      <style:text-properties officeooo:rsid="004bd783"/>
    </style:style>
    <style:style style:name="T23" style:family="text">
      <style:text-properties officeooo:rsid="004a476d"/>
    </style:style>
    <style:style style:name="T24" style:family="text">
      <style:text-properties officeooo:rsid="0052037e"/>
    </style:style>
    <style:style style:name="T25" style:family="text">
      <style:text-properties officeooo:rsid="004c7f80"/>
    </style:style>
    <style:style style:name="T26" style:family="text">
      <style:text-properties officeooo:rsid="004dd6a2"/>
    </style:style>
    <style:style style:name="T27" style:family="text">
      <style:text-properties officeooo:rsid="0050278d"/>
    </style:style>
    <style:style style:name="T28" style:family="text">
      <style:text-properties officeooo:rsid="006d101c"/>
    </style:style>
    <style:style style:name="T29" style:family="text">
      <style:text-properties officeooo:rsid="005265ad"/>
    </style:style>
    <style:style style:name="T30" style:family="text">
      <style:text-properties officeooo:rsid="005d13ed"/>
    </style:style>
    <style:style style:name="T31" style:family="text">
      <style:text-properties officeooo:rsid="006a63bf"/>
    </style:style>
    <style:style style:name="T32" style:family="text">
      <style:text-properties officeooo:rsid="00628fbc"/>
    </style:style>
    <style:style style:name="T33" style:family="text">
      <style:text-properties officeooo:rsid="006b6f5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6b6f5c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53bcfe"/>
    </style:style>
    <style:style style:name="T38" style:family="text">
      <style:text-properties officeooo:rsid="0053d450"/>
    </style:style>
    <style:style style:name="T39" style:family="text">
      <style:text-properties officeooo:rsid="006466c4"/>
    </style:style>
    <style:style style:name="T40" style:family="text">
      <style:text-properties officeooo:rsid="005c6a1c"/>
    </style:style>
    <style:style style:name="fr1" style:family="graphic" style:parent-style-name="OLE">
      <style:graphic-properties style:vertical-pos="top" style:vertical-rel="paragraph" style:horizontal-pos="center" style:horizontal-rel="paragraph" fo:padding="0.0201in" fo:border="0.74pt solid #000000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972in" fo:text-indent="-0.25in" fo:margin-left="0.5972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472in" fo:text-indent="-0.25in" fo:margin-left="0.8472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H2"/>
        <text:variable-decl office:value-type="string" text:name="H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Приложение"/>
      </text:sequence-decls>
      <text:dde-connection-decls>
        <text:dde-connection-decl office:name="Названиелабы" office:dde-application="" office:dde-topic="" office:dde-item=""/>
      </text:dde-connection-decls>
      <text:p text:style-name="P1">МИНИСТЕРСТВО НАУКИ И ВЫСШЕГО ОБРАЗОВАНИЯ</text:p>
      <text:p text:style-name="P1">РОССИЙСКОЙ ФЕДЕРАЦИИ</text:p>
      <text:p text:style-name="P2"/>
      <text:p text:style-name="P2">ФЕДЕРАЛЬНОЕ ГОСУДАРСТВЕННОЕ АВТОНОМНОЕ ОБРАЗОВАТЕЛЬНОЕ УЧРЕЖДЕНИЕ ВЫСШЕГО ОБРАЗОВАНИЯ</text:p>
      <text:p text:style-name="P2">НОВОСИБИРСКИЙ НАЦИОНАЛЬНЫЙ ИССЛЕДОВАТЕЛЬСКИЙ ГОСУДАРСТВЕННЫЙ УНИВЕРСИТЕТ</text:p>
      <text:p text:style-name="P2">Факультет информационных технологий</text:p>
      <text:p text:style-name="P2">Кафедра параллельных вычислений</text:p>
      <text:p text:style-name="P2"/>
      <text:p text:style-name="P2">ОТЧЕТ</text:p>
      <text:p text:style-name="P2">О ВЫПОЛНЕНИИ ЛАБОРАТОРНОЙ РАБОТЫ <text:span text:style-name="T1">№ </text:span><text:span text:style-name="T1"><text:user-defined style:data-style-name="N0" text:name="Номер лабы">1</text:user-defined></text:span></text:p>
      <text:p text:style-name="P3"><text:span text:style-name="T2">«</text:span><text:span text:style-name="T2"><text:user-defined style:data-style-name="N0" text:name="Название лабы">Два вектора</text:user-defined></text:span><text:span text:style-name="T2">»</text:span></text:p>
      <text:p text:style-name="P4">студента <text:span text:style-name="T2">2</text:span><text:span text:style-name="T3"> </text:span>курса, <text:span text:style-name="T3">24204 </text:span>группы</text:p>
      <text:p text:style-name="P5"><text:user-defined style:data-style-name="N0" text:name="Моё ФИО (род. падеж)">Герасимова Алексея Александровича</text:user-defined></text:p>
      <text:p text:style-name="P4"/>
      <text:p text:style-name="P4">Направление 09.03.01 – «Информатика и вычислительная техника»</text:p>
      <text:p text:style-name="P6"/>
      <text:p text:style-name="P7">Преподаватель:</text:p>
      <text:p text:style-name="P8">к. т. н.</text:p>
      <text:p text:style-name="P9"><text:span text:style-name="T2"><text:dde-connection text:connection-name="Названиелабы"/></text:span><text:span text:style-name="T2"><text:dde-connection text:connection-name="Названиелабы"/></text:span><text:span text:style-name="T2"><text:user-defined style:data-style-name="N0" text:name="И.О.Фамилия  преподавателя (и.падеж)">А. Ю. Власенко</text:user-defined></text:span></text:p>
      <text:p text:style-name="P10"/>
      <text:p text:style-name="P10"/>
      <text:p text:style-name="P11">Новосибирск <text:date style:data-style-name="N10114" text:date-value="2026-02-24T19:52:25.776196592" text:fixed="true">2026</text:date><text:s/></text:p>
      <text:h text:style-name="P12" text:outline-level="1"><text:bookmark-start text:name="__RefHeading___Toc35954_2361017962"/>СОДЕРЖАНИЕ<text:bookmark-end text:name="__RefHeading___Toc35954_2361017962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35954_2361017962" office:name="СОДЕРЖАНИЕ" text:style-name="Index_20_Link" text:visited-style-name="Index_20_Link">СОДЕРЖАНИЕ<text:tab/>2</text:a></text:p>
          <text:p text:style-name="P13"><text:a xlink:type="simple" xlink:href="#__RefHeading___Toc35956_2361017962" office:name="ЦЕЛЬ" text:style-name="Index_20_Link" text:visited-style-name="Index_20_Link">ЦЕЛЬ<text:tab/>3</text:a></text:p>
          <text:p text:style-name="P13"><text:a xlink:type="simple" xlink:href="#__RefHeading___Toc35958_2361017962" office:name="ЗАДАНИЕ" text:style-name="Index_20_Link" text:visited-style-name="Index_20_Link">ЗАДАНИЕ<text:tab/>4</text:a></text:p>
          <text:p text:style-name="P13"><text:a xlink:type="simple" xlink:href="#__RefHeading___Toc35960_2361017962" office:name="ОПИСАНИЕ РАБОТЫ" text:style-name="Index_20_Link" text:visited-style-name="Index_20_Link">ОПИСАНИЕ РАБОТЫ<text:tab/>5</text:a></text:p>
          <text:p text:style-name="P14"><text:a xlink:type="simple" xlink:href="#__RefHeading___Toc1902_2961358970" office:name="MPI" text:style-name="Index_20_Link" text:visited-style-name="Index_20_Link">MPI<text:tab/>5</text:a></text:p>
          <text:p text:style-name="P14"><text:a xlink:type="simple" xlink:href="#__RefHeading___Toc1904_2961358970" office:name="Последовательная программа" text:style-name="Index_20_Link" text:visited-style-name="Index_20_Link">Последовательная программа<text:tab/>5</text:a></text:p>
          <text:p text:style-name="P14"><text:a xlink:type="simple" xlink:href="#__RefHeading___Toc1906_2961358970" office:name="Параллельные программы" text:style-name="Index_20_Link" text:visited-style-name="Index_20_Link">Параллельные программы<text:tab/>6</text:a></text:p>
          <text:p text:style-name="P15"><text:a xlink:type="simple" xlink:href="#__RefHeading___Toc1908_2961358970" office:name="С использованием коммуникации типа точка-точка" text:style-name="Index_20_Link" text:visited-style-name="Index_20_Link">С использованием коммуникации типа точка-точка<text:tab/>6</text:a></text:p>
          <text:p text:style-name="P15"><text:a xlink:type="simple" xlink:href="#__RefHeading___Toc1910_2961358970" office:name="С использованием коллективной коммуникации" text:style-name="Index_20_Link" text:visited-style-name="Index_20_Link">С использованием коллективной коммуникации<text:tab/>8</text:a></text:p>
          <text:p text:style-name="P14"><text:a xlink:type="simple" xlink:href="#__RefHeading___Toc1912_2961358970" office:name="Компиляция и запуск" text:style-name="Index_20_Link" text:visited-style-name="Index_20_Link">Компиляция и запуск<text:tab/>10</text:a></text:p>
          <text:p text:style-name="P14"><text:a xlink:type="simple" xlink:href="#__RefHeading___Toc1914_2961358970" office:name="Анализ результатов" text:style-name="Index_20_Link" text:visited-style-name="Index_20_Link">Анализ результатов<text:tab/>10</text:a></text:p>
          <text:p text:style-name="P15"><text:a xlink:type="simple" xlink:href="#__RefHeading___Toc1916_2961358970" office:name="Ускорение" text:style-name="Index_20_Link" text:visited-style-name="Index_20_Link">Ускорение<text:tab/>11</text:a></text:p>
          <text:p text:style-name="P15"><text:a xlink:type="simple" xlink:href="#__RefHeading___Toc1918_2961358970" office:name="Эффективность" text:style-name="Index_20_Link" text:visited-style-name="Index_20_Link">Эффективность<text:tab/>12</text:a></text:p>
          <text:p text:style-name="P13"><text:a xlink:type="simple" xlink:href="#__RefHeading___Toc35962_2361017962" office:name="ЗАКЛЮЧЕНИЕ" text:style-name="Index_20_Link" text:visited-style-name="Index_20_Link">ЗАКЛЮЧЕНИЕ<text:tab/>13</text:a></text:p>
          <text:p text:style-name="P13"><text:a xlink:type="simple" xlink:href="#__RefHeading___Toc35964_2361017962" office:name="Приложение 1. Код последовательной программы" text:style-name="Index_20_Link" text:visited-style-name="Index_20_Link">Приложение 1. Код последовательной программы<text:tab/>14</text:a></text:p>
          <text:p text:style-name="P13"><text:a xlink:type="simple" xlink:href="#__RefHeading___Toc35966_2361017962" office:name="Приложение 2. Код программы с коммуникацией типа точка-точка" text:style-name="Index_20_Link" text:visited-style-name="Index_20_Link">Приложение 2. Код программы с коммуникацией типа точка-точка<text:tab/>16</text:a></text:p>
          <text:p text:style-name="P13"><text:a xlink:type="simple" xlink:href="#__RefHeading___Toc1920_2961358970" office:name="Приложение 3. Код программы с коллективной коммуникацией" text:style-name="Index_20_Link" text:visited-style-name="Index_20_Link">Приложение 3. Код программы с коллективной коммуникацией<text:tab/>20</text:a></text:p>
          <text:p text:style-name="P13"><text:a xlink:type="simple" xlink:href="#__RefHeading___Toc1922_2961358970" office:name="Приложение 4. Скрипт для тестирования" text:style-name="Index_20_Link" text:visited-style-name="Index_20_Link">Приложение 4. Скрипт для тестирования<text:tab/>24</text:a></text:p>
        </text:index-body>
      </text:table-of-content>
      <text:p text:style-name="P16"/>
      <text:h text:style-name="P17" text:outline-level="1"><text:bookmark-start text:name="__RefHeading___Toc35956_2361017962"/>ЦЕЛЬ<text:bookmark-end text:name="__RefHeading___Toc35956_2361017962"/></text:h>
      <text:p text:style-name="P18"><text:span text:style-name="T4">О</text:span>своение принципов параллельного программирования с использованием MPI, реализация последовательного и параллельных алгоритмов вычисления суммы произведений элементов двух векторов, исследование времени выполнения, ускорения и эффективности параллельных программ при различном числе процессов.</text:p>
      <text:h text:style-name="P17" text:outline-level="1"><text:bookmark-start text:name="__RefHeading___Toc35958_2361017962"/>ЗАДАНИЕ<text:bookmark-end text:name="__RefHeading___Toc35958_2361017962"/></text:h>
      <text:p text:style-name="P18"/>
      <text:list text:style-name="L1">
        <text:list-item>
          <text:p text:style-name="P19"><text:bookmark-start text:name="__DdeLink__35993_2361017962"/>Написать 3 программы, каждая из которых рассчитывает число s по двум данным векторам a и b равной длины N в соответствии со следующим двойным циклом:</text:p>
          <text:p text:style-name="P19"><text:bookmark-start text:name="__DdeLink__188_860574201"/>for (i = 0; i &lt; N; i++)</text:p>
          <text:p text:style-name="P19"><text:tab/>for(j = 0; j &lt; N; j++)</text:p>
          <text:p text:style-name="P19"><text:tab/><text:tab/>s += a[i] * b[j];<text:bookmark-end text:name="__DdeLink__188_860574201"/><text:bookmark-end text:name="__DdeLink__35993_2361017962"/></text:p>
          <text:list>
            <text:list-item>
              <text:p text:style-name="P19">последовательная программа</text:p>
            </text:list-item>
            <text:list-item>
              <text:p text:style-name="P19">параллельная, использующая коммуникации типа точка-точка (MPI_Send, MPI_Recv)</text:p>
            </text:list-item>
            <text:list-item>
              <text:p text:style-name="P19">параллельная, использующая коллективные коммуникации (MPI_Scatter, MPI_Reduce, MPI_Bcast)</text:p>
            </text:list-item>
          </text:list>
        </text:list-item>
        <text:list-item>
          <text:p text:style-name="P19">Замерить время работы последовательной программы и параллельных на 2, 4, 8, 16, 24 процессах. Рекомендуется провести несколько замеров для каждого варианта запуска и выбрать минимальное время.</text:p>
        </text:list-item>
        <text:list-item>
          <text:p text:style-name="P19">Построить графики времени, ускорения и эффективности.</text:p>
        </text:list-item>
      </text:list>
      <text:h text:style-name="P17" text:outline-level="1"><text:bookmark-start text:name="__RefHeading___Toc35960_2361017962"/>ОПИСАНИЕ РАБОТЫ<text:bookmark-end text:name="__RefHeading___Toc35960_2361017962"/></text:h>
      <text:h text:style-name="P20" text:outline-level="2"><text:bookmark-start text:name="__RefHeading___Toc1902_2961358970"/>MPI<text:bookmark-end text:name="__RefHeading___Toc1902_2961358970"/></text:h>
      <text:p text:style-name="P21">MPI – Message Passing Interface (интерфейс передачи сообщений) – интерфейс для передачи информации между процессами, выполняющими одну задачу.</text:p>
      <text:p text:style-name="P21">MPI – это стандарт – то есть документ, описывающий интерфейс и результат работы функций MPI. Реализаций стандарта может существовать сколько угодно. Примеры реализаций:</text:p>
      <text:list text:style-name="L2">
        <text:list-item>
          <text:p text:style-name="P22"><text:span text:style-name="T5">MPICH – о</text:span>дна из самых первых свободная реализация MPI, работает на <text:span text:style-name="T5">UNIX</text:span>-системах и <text:span text:style-name="T5">Windows NT</text:span></text:p>
        </text:list-item>
        <text:list-item>
          <text:p text:style-name="P23">Open MPI – ещё одна свободная реализация. Поддерживает множество ОС</text:p>
        </text:list-item>
        <text:list-item>
          <text:p text:style-name="P23">Intel MPI –<text:tab/>коммерческая реализация для Windows и Linux. <text:span text:style-name="T6">В лабораторной работе используется эта реализация.</text:span></text:p>
        </text:list-item>
      </text:list>
      <text:p text:style-name="P24"/>
      <text:p text:style-name="P25"><text:span text:style-name="T7">Любую MPI программу нужно начинать с функции MPI_Init и заканчивать </text:span><text:span text:style-name="T8">вызовом </text:span><text:span text:style-name="T7">MPI_Finalize.</text:span></text:p>
      <text:p text:style-name="P26"><text:span text:style-name="T6">Каждый процесс может узнать свои rank и size – ранг процесса и количество процессов всего соответственно – с помощью MPI_Comm_rank(MPI_Comm cimm, int *rank) и MPI_Comm_size(MPI_Comm comm, int *size), где rank и size – <text:s/>выходные параметры. Во многих MPI функциях используются выходные </text:span><text:span text:style-name="T9">параметры</text:span><text:span text:style-name="T6">. </text:span></text:p>
      <text:h text:style-name="P20" text:outline-level="2"><text:bookmark-start text:name="__RefHeading___Toc1904_2961358970"/>Последовательная программа<text:bookmark-end text:name="__RefHeading___Toc1904_2961358970"/></text:h>
      <text:p text:style-name="P27">Код последовательной программы на языке C находится в файле oneproc.c. (название обосновано тем, что фактически программа выполняется в единственном экземпляре — процессе). <text:span text:style-name="T10">Полный листинг – в приложении </text:span><text:span text:style-name="T10"><text:sequence text:ref-name="refAppendix0" text:name="Appendix" text:formula="ooow:Appendix+1" style:num-format="1">1</text:sequence></text:span><text:span text:style-name="T10">.</text:span></text:p>
      <text:p text:style-name="P28"><text:soft-page-break/><text:span text:style-name="T11">Два вектора заполняются случайными числами следующим образом </text:span><text:span text:style-name="T12">(листинг </text:span><text:span text:style-name="T13">1</text:span><text:span text:style-name="T12">).</text:span></text:p>
      <text:p text:style-name="P29">Листинг <text:sequence text:ref-name="refЛистинг0" text:name="Листинг" text:formula="ooow:Листинг+1" style:num-format="1">1</text:sequence>. <text:span text:style-name="T12">Создание вектора</text:span> </text:p>
      <text:p text:style-name="P30">int* create_vector(int length) {</text:p>
      <text:p text:style-name="P30"><text:s text:c="4"/>int* vector = (int*) malloc(sizeof(int) * length);</text:p>
      <text:p text:style-name="P30"><text:s text:c="4"/>if (!vector) return NULL;</text:p>
      <text:p text:style-name="P30"><text:s text:c="4"/>for (int i = 0; i &lt; length; i++) { vector[i] = rand() % 10; }</text:p>
      <text:p text:style-name="P30"><text:s text:c="4"/>return vector;</text:p>
      <text:p text:style-name="P30">}</text:p>
      <text:p text:style-name="P31"/>
      <text:p text:style-name="P32"><text:span text:style-name="T14">Несмотря на то, что программа последовательная, в неё используется MPI для функции MPI_Wtime </text:span><text:span text:style-name="T9">(листинг </text:span><text:span text:style-name="T13">2</text:span><text:span text:style-name="T9">)</text:span><text:span text:style-name="T14">, которая возвращает время, прошедшее от произвольного события в прошлом до текущего момента. С помощью неё измерена работа каждой из программ.</text:span></text:p>
      <text:p text:style-name="P33"><text:span text:style-name="T9">Листинг </text:span><text:span text:style-name="T9"><text:sequence text:ref-name="refЛистинг1" text:name="Листинг" text:formula="ooow:Листинг+1" style:num-format="1">2</text:sequence></text:span><text:span text:style-name="T9">. Вычисление суммы и измерение времени</text:span></text:p>
      <text:p text:style-name="P34"><text:s text:c="4"/>const int length = atoi(argv[1]);</text:p>
      <text:p text:style-name="P34"><text:s text:c="4"/></text:p>
      <text:p text:style-name="P34"><text:s text:c="4"/>int *x = create_vector(length);</text:p>
      <text:p text:style-name="P34"><text:s text:c="4"/>int *y = create_vector(length);</text:p>
      <text:p text:style-name="P34"/>
      <text:p text:style-name="P34"><text:s text:c="4"/>double timer = MPI_Wtime();</text:p>
      <text:p text:style-name="P34"/>
      <text:p text:style-name="P34"><text:s text:c="4"/>long long result = calculate(x, y, length);</text:p>
      <text:p text:style-name="P34"><text:s text:c="4"/></text:p>
      <text:p text:style-name="P34"><text:s text:c="4"/>timer = MPI_Wtime() - timer;</text:p>
      <text:p text:style-name="P34"><text:s text:c="4"/>printf("%lld %.2lf\n", result, timer);</text:p>
      <text:p text:style-name="P35"/>
      <text:p text:style-name="P36"><text:span text:style-name="T15">Фукцния calculate(int*, int*, int)</text:span> <text:span text:style-name="T15">содержит в себе код из задания.</text:span></text:p>
      <text:h text:style-name="P20" text:outline-level="2"><text:bookmark-start text:name="__RefHeading___Toc1906_2961358970"/>Параллельные программы<text:bookmark-end text:name="__RefHeading___Toc1906_2961358970"/></text:h>
      <text:h text:style-name="P37" text:outline-level="3"><text:bookmark-start text:name="__RefHeading___Toc1908_2961358970"/>С использованием коммуникации <text:span text:style-name="T16">типа </text:span>точка-точка<text:bookmark-end text:name="__RefHeading___Toc1908_2961358970"/></text:h>
      <text:p text:style-name="P38"><text:span text:style-name="T9">Для передачи сообщений с использованием коммуникаций типа точка-точка в MPI есть функции MPI_Send и MPI_Recv. 1-ю функцию выз</text:span><text:span text:style-name="T17">ы</text:span><text:span text:style-name="T9">вает процесс-отправитель, 2-ю – получатель. Для того, чтобы получить именно то, что нужно, в MPI_Recv можно указать ранг отправителя и </text:span><text:span text:style-name="T18">метку</text:span><text:span text:style-name="T9"> (для MPI_</text:span><text:span text:style-name="T18">Send ранг </text:span><text:soft-page-break/><text:span text:style-name="T18">получателя и метку</text:span><text:span text:style-name="T9">). </text:span><text:span text:style-name="T18"><text:s/></text:span>Метка должна быть одной и той же при приеме и передаче сообщения.</text:p>
      <text:p text:style-name="P39">Полный код программы с коммуник<text:span text:style-name="T17">а</text:span>цией типа точка-точка можно найти в приложении <text:span text:style-name="T13">2</text:span>.</text:p>
      <text:p text:style-name="P40">Алгоритм следующи<text:span text:style-name="T17">й</text:span>:</text:p>
      <text:list text:style-name="L3">
        <text:list-item>
          <text:p text:style-name="P41">Процесс ранга 0 создаёт векторы</text:p>
        </text:list-item>
        <text:list-item>
          <text:p text:style-name="P41">Отпр<text:span text:style-name="T17">а</text:span>вляет весь 2-й вектор ост<text:span text:style-name="T17">а</text:span>льным процессам</text:p>
        </text:list-item>
        <text:list-item>
          <text:p text:style-name="P41">Отправляет части 1-го вектора остальным процессам</text:p>
        </text:list-item>
        <text:list-item>
          <text:p text:style-name="P41">Каждый процесс считает свою часть суммы</text:p>
        </text:list-item>
        <text:list-item>
          <text:p text:style-name="P41">Все процессы отправляют процессу нулевого ранга с<text:span text:style-name="T17">во</text:span>и результаты.</text:p>
        </text:list-item>
        <text:list-item>
          <text:p text:style-name="P42"><text:span text:style-name="T15">Процесс ранга 0 выводит складывает полученные суммы и выводит результат в стандартный поток вы</text:span><text:span text:style-name="T17">в</text:span><text:span text:style-name="T15">ода.</text:span></text:p>
        </text:list-item>
      </text:list>
      <text:p text:style-name="P43">Листинг <text:sequence text:ref-name="refЛистинг5" text:name="Листинг" text:formula="ooow:Листинг+1" style:num-format="1">3</text:sequence>. <text:span text:style-name="T16">Код, исполняемый процессом ранга 0.</text:span></text:p>
      <text:p text:style-name="P30"><text:s text:c="4"/>// init vectors</text:p>
      <text:p text:style-name="P30"><text:s text:c="4"/>int* x = create_vector(length);</text:p>
      <text:p text:style-name="P30"><text:s text:c="4"/>int* y = create_vector(length);</text:p>
      <text:p text:style-name="P30"/>
      <text:p text:style-name="P30"><text:s text:c="4"/>// --------------- send vectors ---------------------//</text:p>
      <text:p text:style-name="P30"><text:s text:c="4"/>for (int i = 1; i &lt; size; i++) {</text:p>
      <text:p text:style-name="P30"><text:s text:c="8"/>MPI_Send(y, length, MPI_INT, i, TAG_FULL_SECOND, MPI_COMM_WORLD);</text:p>
      <text:p text:style-name="P30"><text:s text:c="8"/>int length_send = part_length(length, i, size);</text:p>
      <text:p text:style-name="P30"><text:s text:c="8"/>MPI_Send(x + i*x_part_length, length_send, MPI_INT, i, TAG_PART_OF_FIRST, MPI_COMM_WORLD);</text:p>
      <text:p text:style-name="P30"><text:s text:c="4"/>} <text:s text:c="6"/></text:p>
      <text:p text:style-name="P30"><text:s text:c="4"/>// -------------- calculate the part ----------------//</text:p>
      <text:p text:style-name="P30"><text:s text:c="4"/>long long sum = calculate(x, y, x_part_length, length);</text:p>
      <text:p text:style-name="P30"/>
      <text:p text:style-name="P30"><text:s text:c="4"/>// ---------------- merge (recieve) results -------------------//</text:p>
      <text:p text:style-name="P30"><text:s text:c="4"/>for (int i = 1; i &lt; size; i++) {</text:p>
      <text:p text:style-name="P30"><text:s text:c="8"/>long long recieve;</text:p>
      <text:p text:style-name="P30"><text:s text:c="8"/>MPI_Recv(&amp;recieve, 1, MPI_LONG_LONG, i, TAG_RESULT, MPI_COMM_WORLD, MPI_STATUS_IGNORE);</text:p>
      <text:p text:style-name="P30"><text:s text:c="8"/>sum += recieve;</text:p>
      <text:p text:style-name="P30"><text:s text:c="4"/>}</text:p>
      <text:p text:style-name="P35"/>
      <text:p text:style-name="P43"><text:soft-page-break/>Листинг <text:sequence text:ref-name="refЛистинг6" text:name="Листинг" text:formula="ooow:Листинг+1" style:num-format="1">4</text:sequence>. <text:span text:style-name="T16">Код, исполняемый процессами ранга не 0.</text:span></text:p>
      <text:p text:style-name="P30"><text:s text:c="4"/>// --------------- recieve vectors -------------------// </text:p>
      <text:p text:style-name="P30"><text:s text:c="8"/>// ---------------- 2nd vector -------------------</text:p>
      <text:p text:style-name="P30"><text:s text:c="8"/>int* y = (int*) malloc(sizeof(int) * length); <text:s text:c="3"/></text:p>
      <text:p text:style-name="P30"><text:s text:c="8"/>MPI_Recv(y, length, MPI_INT, 0, TAG_FULL_SECOND, MPI_COMM_WORLD, MPI_STATUS_IGNORE);</text:p>
      <text:p text:style-name="P30"/>
      <text:p text:style-name="P30"><text:s text:c="8"/>// ---------------- 1st vector -----------------</text:p>
      <text:p text:style-name="P30"><text:s text:c="8"/>int* x = (int*) malloc(sizeof(int) * x_part_length);</text:p>
      <text:p text:style-name="P30"><text:s text:c="8"/>MPI_Recv(x, x_part_length, MPI_INT, 0, TAG_PART_OF_FIRST, MPI_COMM_WORLD, MPI_STATUS_IGNORE);</text:p>
      <text:p text:style-name="P30"><text:s text:c="8"/>// ----------------- calculate -------------------- //</text:p>
      <text:p text:style-name="P30"><text:s text:c="8"/>long long sum = calculate(x, y, x_part_length, length);</text:p>
      <text:p text:style-name="P30"><text:s text:c="8"/>// --------------- merge to rank0 ----------------- //</text:p>
      <text:p text:style-name="P30"><text:s text:c="8"/>MPI_Send(&amp;sum, 1, MPI_LONG_LONG, 0, TAG_RESULT, MPI_COMM_WORLD);</text:p>
      <text:p text:style-name="P30"><text:s text:c="8"/>free(x);</text:p>
      <text:h text:style-name="P37" text:outline-level="3"><text:bookmark-start text:name="__RefHeading___Toc1910_2961358970"/>С использованием коллективной коммуникации<text:bookmark-end text:name="__RefHeading___Toc1910_2961358970"/></text:h>
      <text:p text:style-name="P44">Полный код программы можно найти в приложении 3.</text:p>
      <text:p text:style-name="P45">Коллективные операции: MPI_Scatter, MPI_Bcast, MPI_Reduce</text:p>
      <text:p text:style-name="P46">Особенность коллективной коммуникации заключается в том, что все процессы должны вызывать одну и ту же функцию. Только в этом случае осу<text:span text:style-name="T17">щ</text:span>ествляется переда<text:span text:style-name="T17">ч</text:span>а сообщений (в коммуникации типа точка-точка один процесс вызывал MPI_Send, другие – MPI_Recv). </text:p>
      <text:p text:style-name="P45">MPI_Scatter <text:span text:style-name="T19">разделяет </text:span>данные с одного процесса на все. Например, если есть массив из 10 элементов, то <text:span text:style-name="T20">его можно</text:span> разослать его на 5 процессов (включая отправителя) – каждый будет иметь по 2 элемента. Проблема заключается в том, что размер буфера для каждого процесса должен быть одинаковый. Поэтому нужно будет отдельно посчитать остаток вектора, который не был отправлен во все процессы.</text:p>
      <text:p text:style-name="P47">Чтобы работать с векторами, размер которых не кратен числу процессов, <text:span text:style-name="T21">можно использовать MPI_Scatterv (и другие -v функции)</text:span>. <text:span text:style-name="T21">В них также в качестве параметра передаётся смещения данных от каждого процесса и количества, </text:span><text:soft-page-break/><text:span text:style-name="T21">которое нужно передавать. Например, если нужно передать массив из 10 элементов 3-м процессам, то массив смещений будет [0, 3, 3], а массив количеств – [3, 3, 4]. 3-й процесс получит 4 элемента.</text:span></text:p>
      <text:p text:style-name="P48">Для отправки 1-го вектора массивы заданы следующим образом (листинг <text:span text:style-name="T13">5</text:span>): <text:span text:style-name="T22">данные распределяются равномерно между всеми процессами, но процесс ранга 0 получит сверх этого остаток. Смещение вычисляется как смещение для предыдущего (по рангу) процесса + число отправленных элементов этого же процесса. </text:span><text:s/></text:p>
      <text:p text:style-name="P43">Листинг <text:sequence text:ref-name="refЛистинг2" text:name="Листинг" text:formula="ooow:Листинг+1" style:num-format="1">5</text:sequence>. <text:span text:style-name="T23">Массивы смещений и количеств </text:span></text:p>
      <text:p text:style-name="P30"><text:s text:c="4"/>int* displs = (int*) malloc(sizeof(int) * size); <text:line-break/><text:tab/>// <text:span text:style-name="T20">displs (англ. displaces) - смещения</text:span></text:p>
      <text:p text:style-name="P30"><text:s text:c="4"/>int* sendcounts = (int*) malloc(sizeof(int) * size);</text:p>
      <text:p text:style-name="P30"/>
      <text:p text:style-name="P30"><text:s text:c="4"/>displs[0] = 0;</text:p>
      <text:p text:style-name="P30"><text:s text:c="4"/>sendcounts[0] = length / size + length % size;</text:p>
      <text:p text:style-name="P30"><text:s text:c="4"/>for (int i = 1; i &lt; size; i++) {</text:p>
      <text:p text:style-name="P30"><text:s text:c="8"/>displs[i] = displs[i - 1] + sendcounts[i - 1];</text:p>
      <text:p text:style-name="P30"><text:s text:c="8"/>sendcounts[i] = length / size;</text:p>
      <text:p text:style-name="P30"><text:s text:c="4"/>}</text:p>
      <text:p text:style-name="P35"/>
      <text:p text:style-name="P35"/>
      <text:p text:style-name="P49">Алгоритм программы следующий:</text:p>
      <text:list text:style-name="L4">
        <text:list-item>
          <text:p text:style-name="P50">MPI_Bcast <text:span text:style-name="T24">отправляет</text:span> 2-й вектор (global_y) всем остальны<text:span text:style-name="T25">м</text:span> процессам.</text:p>
        </text:list-item>
        <text:list-item>
          <text:p text:style-name="P50">MPI_Scatterv <text:span text:style-name="T26">рассылает 1-й </text:span><text:span text:style-name="T10">(global_x → local_x)</text:span><text:span text:style-name="T26"> вектор с учётом заданных ранее sendcounts и displs. </text:span></text:p>
        </text:list-item>
        <text:list-item>
          <text:p text:style-name="P51">Происходит вычисление локальной суммы в каждом процессе </text:p>
        </text:list-item>
        <text:list-item>
          <text:p text:style-name="P50"><text:span text:style-name="T26">MPI_Reduce </text:span><text:span text:style-name="T24">соединяет</text:span><text:span text:style-name="T26"> local_sum </text:span><text:span text:style-name="T10">с</text:span><text:span text:style-name="T26"> </text:span><text:span text:style-name="T24">global</text:span><text:span text:style-name="T26">_sum </text:span><text:span text:style-name="T24">в процессе с рангом 0. Как именно local_sum будт взаимодействовать с global_sum определяется бинарной функцией (4 параметр). </text:span><text:span text:style-name="T10">Здесь используется</text:span><text:span text:style-name="T24"> MPI_SUM.</text:span></text:p>
        </text:list-item>
        <text:list-item>
          <text:p text:style-name="P51">Результат выводится на экран процессом ранга 0.</text:p>
        </text:list-item>
      </text:list>
      <text:p text:style-name="P52"/>
      <text:p text:style-name="P52"/>
      <text:p text:style-name="P52"><text:soft-page-break/>Листинг <text:sequence text:ref-name="refЛистинг3" text:name="Листинг" text:formula="ooow:Листинг+1" style:num-format="1">6</text:sequence>. <text:span text:style-name="T13">Использование коллективных операций</text:span></text:p>
      <text:p text:style-name="P53"><text:s/>int* local_x = (int*) malloc(sizeof(int) * sendcounts[rank]);</text:p>
      <text:p text:style-name="P30"><text:s text:c="4"/>MPI_Bcast(global_y, length, MPI_INT, 0, MPI_COMM_WORLD);</text:p>
      <text:p text:style-name="P30"><text:s text:c="4"/></text:p>
      <text:p text:style-name="P30"><text:s text:c="4"/>MPI_Scatterv(global_x, sendcounts, displs, MPI_INT, </text:p>
      <text:p text:style-name="P30"><text:s text:c="8"/>local_x, sendcounts[rank], MPI_INT, 0, MPI_COMM_WORLD);</text:p>
      <text:p text:style-name="P30"/>
      <text:p text:style-name="P30"><text:s text:c="4"/>long long local_sum = calculate(local_x, global_y, sendcounts[rank], length);</text:p>
      <text:p text:style-name="P30"><text:s text:c="4"/>long long <text:span text:style-name="T26">global</text:span>_sum = 0;</text:p>
      <text:p text:style-name="P30"><text:s text:c="4"/>MPI_Reduce(&amp;local_sum, &amp;<text:span text:style-name="T26">global</text:span>_sum, 1, MPI_LONG_LONG, MPI_SUM, 0, MPI_COMM_WORLD);</text:p>
      <text:p text:style-name="P30"/>
      <text:p text:style-name="P30"><text:s text:c="4"/>if (rank == 0) {</text:p>
      <text:p text:style-name="P30"><text:s text:c="8"/>timer = MPI_Wtime() - timer;</text:p>
      <text:p text:style-name="P30"><text:s text:c="8"/>printf("%lld %.2lf\n", <text:span text:style-name="T27">global</text:span>_sum, timer);</text:p>
      <text:p text:style-name="P30"><text:s text:c="4"/>}</text:p>
      <text:p text:style-name="P30"/>
      <text:p text:style-name="P35"/>
      <text:h text:style-name="P20" text:outline-level="2"><text:bookmark-start text:name="__RefHeading___Toc1912_2961358970"/>Компиляция и запуск<text:bookmark-end text:name="__RefHeading___Toc1912_2961358970"/></text:h>
      <text:p text:style-name="P54">Для компиляции был написан скрипт test_all.sh (листинг <text:span text:style-name="T13">7</text:span>), в котором для каждого .c файла запускается mpiicx – программа, которая правильно <text:span text:style-name="T17">комп</text:span><text:span text:style-name="T28">о</text:span><text:span text:style-name="T17">нует</text:span> исходный код с реализацией mpi. Для компи<text:span text:style-name="T17">л</text:span>яции <text:span text:style-name="T17">кода на языке C</text:span> используется <text:span text:style-name="T17">компилятор</text:span> icx от Intel.</text:p>
      <text:p text:style-name="P43">Листинг <text:sequence text:ref-name="refЛистинг4" text:name="Листинг" text:formula="ooow:Листинг+1" style:num-format="1">7</text:sequence>. <text:span text:style-name="T29">Скрипт для сборки всех версий программ</text:span></text:p>
      <text:p text:style-name="P30">#!/bin/bash</text:p>
      <text:p text:style-name="P30">for file in *.c; do</text:p>
      <text:p text:style-name="P30"><text:tab/>mpiicx "$file" -o "${file%.c}.out" </text:p>
      <text:p text:style-name="P30">done</text:p>
      <text:p text:style-name="P55"/>
      <text:p text:style-name="P56">Для проведения измерений <text:span text:style-name="T16">также</text:span> был написан скрипт. Его можно найти в приложении <text:span text:style-name="T13">4</text:span>. В качестве параметров он принимает длину вектора и число тестов. Результаты сохраняются в файлы <text:span text:style-name="T16">вида</text:span> log_X.txt, где X – номер теста.</text:p>
      <text:h text:style-name="P20" text:outline-level="2"><text:bookmark-start text:name="__RefHeading___Toc1914_2961358970"/><text:soft-page-break/>Анализ результатов<text:bookmark-end text:name="__RefHeading___Toc1914_2961358970"/></text:h>
      <text:p text:style-name="P57">Было проведено 3 измерения для N=400000. В каждом из измерений выбиралось минимальное время. <text:span text:style-name="T30">Получены следующие результаты.</text:span></text:p>
      <text:p text:style-name="P58">Таблица <text:sequence text:ref-name="refTable0" text:name="Table" text:formula="ooow:Table+1" style:num-format="1">1</text:sequence>: Время работы всех программ</text:p>
      <table:table table:name="Таблица1" table:style-name="Таблица1" table:template-name="Box List Green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9">Количество ядер</text:p>
          </table:table-cell>
          <table:table-cell table:style-name="Таблица1.B1" office:value-type="string">
            <text:p text:style-name="P59"><text:span text:style-name="T31">Время работы программы <text:s/>с к</text:span>оммуникацией типа точка-точка, сек</text:p>
          </table:table-cell>
          <table:table-cell table:style-name="Таблица1.C1" office:value-type="string">
            <text:p text:style-name="P59"><text:span text:style-name="T31">Время работы программы с к</text:span>оллективная коммуникация, <text:span text:style-name="T32">сек</text:span></text:p>
          </table:table-cell>
        </table:table-row>
        <table:table-row table:style-name="Таблица1.2">
          <table:table-cell table:style-name="Таблица1.A2" office:value-type="string">
            <text:p text:style-name="P60">2</text:p>
          </table:table-cell>
          <table:table-cell table:style-name="Таблица1.B2" office:value-type="float" office:value="49.2">
            <text:p text:style-name="P60">49.2</text:p>
          </table:table-cell>
          <table:table-cell table:style-name="Таблица1.C2" office:value-type="float" office:value="49.1">
            <text:p text:style-name="P60">49.1</text:p>
          </table:table-cell>
        </table:table-row>
        <table:table-row table:style-name="Таблица1.3">
          <table:table-cell table:style-name="Таблица1.A3" office:value-type="string">
            <text:p text:style-name="P60">4</text:p>
          </table:table-cell>
          <table:table-cell table:style-name="Таблица1.B3" office:value-type="float" office:value="24.65">
            <text:p text:style-name="P60">24.65</text:p>
          </table:table-cell>
          <table:table-cell table:style-name="Таблица1.C3" office:value-type="float" office:value="24.64">
            <text:p text:style-name="P60">24.64</text:p>
          </table:table-cell>
        </table:table-row>
        <table:table-row table:style-name="Таблица1.4">
          <table:table-cell table:style-name="Таблица1.A2" office:value-type="string">
            <text:p text:style-name="P60">8</text:p>
          </table:table-cell>
          <table:table-cell table:style-name="Таблица1.B2" office:value-type="float" office:value="12.86">
            <text:p text:style-name="P60">12.86</text:p>
          </table:table-cell>
          <table:table-cell table:style-name="Таблица1.C2" office:value-type="float" office:value="12.87">
            <text:p text:style-name="P60">12.87</text:p>
          </table:table-cell>
        </table:table-row>
        <table:table-row table:style-name="Таблица1.5">
          <table:table-cell table:style-name="Таблица1.A3" office:value-type="string">
            <text:p text:style-name="P60">16</text:p>
          </table:table-cell>
          <table:table-cell table:style-name="Таблица1.B3" office:value-type="float" office:value="13.36">
            <text:p text:style-name="P60">13.36</text:p>
          </table:table-cell>
          <table:table-cell table:style-name="Таблица1.C3" office:value-type="float" office:value="13.06">
            <text:p text:style-name="P60">13.06</text:p>
          </table:table-cell>
        </table:table-row>
        <table:table-row table:style-name="Таблица1.3">
          <table:table-cell table:style-name="Таблица1.A6" office:value-type="string">
            <text:p text:style-name="P61">24</text:p>
          </table:table-cell>
          <table:table-cell table:style-name="Таблица1.B6" office:value-type="float" office:value="19.29">
            <text:p text:style-name="P61">19.29</text:p>
          </table:table-cell>
          <table:table-cell table:style-name="Таблица1.C6" office:value-type="float" office:value="18.85">
            <text:p text:style-name="P61">18.85</text:p>
          </table:table-cell>
        </table:table-row>
      </table:table>
      <text:p text:style-name="P62"><text:span text:style-name="T32">Время работы последовательной программы составило 97.49 секунд.</text:span></text:p>
      <text:h text:style-name="P63" text:outline-level="3"><text:bookmark-start text:name="__RefHeading___Toc1916_2961358970"/>Ускорение<text:bookmark-end text:name="__RefHeading___Toc1916_2961358970"/></text:h>
      <text:p text:style-name="P64">Ускорение высчитывается по формуле Sp=T1/Tp, где T1 – время работы последовательной программы. Tp – время работы параллельной программы на 2, 4, 16, 24 ядрах.</text:p>
      <text:p text:style-name="P65"><draw:frame draw:style-name="fr1" draw:name="Объект1" text:anchor-type="char" svg:width="6.0173in" svg:height="3.5409in" draw:z-index="0"><draw:object xlink:href="./Object 1" xlink:type="simple" xlink:show="embed" xlink:actuate="onLoad"/><draw:image xlink:href="./ObjectReplacements/Object 1" xlink:type="simple" xlink:show="embed" xlink:actuate="onLoad"/></draw:frame><text:soft-page-break/>До 8 ядер ускорение интуитивно ожидаемое: если вычисление происходит на 2, 4 или 8 ядрах, то и времени будет тратиться в 2, 4, или 8 раз меньше соответ<text:span text:style-name="T33">ст</text:span>венно. Однако при дальнейшем увеличении числа ядер, ускорение убывает. Это связано с тем, что полезная нагрузка (вычисление суммы) вытесняет<text:span text:style-name="T33">ся</text:span> нагрузкой бесполезной – коммуникацией процессов, а именно: <text:span text:style-name="T34">при увеличении числа процессов, увеличивается и количес</text:span><text:span text:style-name="T35">т</text:span><text:span text:style-name="T34">во передаваемых данных</text:span><text:span text:style-name="T36">.</text:span></text:p>
      <text:p text:style-name="P66">Долю полезной нагрузки можно проследить на графике эффективности, рассмотренной в следующем параграфе.</text:p>
      <text:h text:style-name="P37" text:outline-level="3"><text:bookmark-start text:name="__RefHeading___Toc1918_2961358970"/>Эффективность<text:bookmark-end text:name="__RefHeading___Toc1918_2961358970"/></text:h>
      <text:p text:style-name="P67">Эффекти<text:span text:style-name="T33">в</text:span>ность Ep = Sp / p * 100%.</text:p>
      <text:p text:style-name="P68"><text:span text:style-name="T37">Эффективность отражает какой процент полезной нагрузк</text:span><text:span text:style-name="T38">и</text:span><text:span text:style-name="T37"> выполняет одно ядро. Из графика видно, что после 8 ядер эффективность стремительно падает. 20% на 24 ядрах означает, что каждое ядро лишь 20% времени работа</text:span><text:span text:style-name="T16">ет</text:span><text:span text:style-name="T37"> над неп</text:span><text:span text:style-name="T33">о</text:span><text:span text:style-name="T37">средственно вычислением, а остальные 80% занимается коммуникац</text:span><text:span text:style-name="T33">и</text:span><text:span text:style-name="T37">ей.</text:span></text:p>
      <text:p text:style-name="P69"><draw:frame draw:style-name="fr1" draw:name="Объект2" text:anchor-type="char" svg:width="5.7736in" svg:height="3.7264in" draw:z-index="1"><draw:object xlink:href="./Object 2" xlink:type="simple" xlink:show="embed" xlink:actuate="onLoad"/><draw:image xlink:href="./ObjectReplacements/Object 2" xlink:type="simple" xlink:show="embed" xlink:actuate="onLoad"/></draw:frame><text:soft-page-break/>Из этих результатов можно сделать следующий вывод: бездумное увеличение числа ядер для выполнения программы не всегда будет ускорять программу, а напротив, может даже замедлить.</text:p>
      <text:p text:style-name="P46">Также на обоих графиках нет значимой разниц<text:span text:style-name="T17">ы</text:span> между программы с коммуникацией типа точка-тока и с коллективной коммуникацией.</text:p>
      <text:h text:style-name="P70" text:outline-level="1" text:is-list-header="true"><text:bookmark-start text:name="__RefHeading___Toc35962_2361017962"/>ЗАКЛЮЧЕНИЕ<text:bookmark-end text:name="__RefHeading___Toc35962_2361017962"/></text:h>
      <text:p text:style-name="P44">В результате лабораторной работы были написаны программы, использующие коммуникации типа точка-точка и <text:span text:style-name="T39">коллективную коммуникацию. Также была выявлена закономерность — ускорение не обязательно растёт с увеличением числа ядер. Начиная с какого-то момента полезная нагрузка на ядро вытесняется коммуникацией между процессами. Поэтому нужно тестировать параллельные программы на разных конфигурациях — избыточный параллелизм может навредить производительности. </text:span></text:p>
      <text:h text:style-name="P17" text:outline-level="1"><text:bookmark-start text:name="__RefHeading___Toc35964_2361017962"/>Приложение 1. <text:span text:style-name="T40">Код последовательной программы</text:span><text:bookmark-end text:name="__RefHeading___Toc35964_2361017962"/></text:h>
      <text:p text:style-name="P30">#include &lt;mpi.h&gt;</text:p>
      <text:p text:style-name="P30">#include &lt;stdio.h&gt;</text:p>
      <text:p text:style-name="P30">#include &lt;stdlib.h&gt;</text:p>
      <text:p text:style-name="P30">#include &lt;time.h&gt;</text:p>
      <text:p text:style-name="P30"/>
      <text:p text:style-name="P30">#define SEED 1000 </text:p>
      <text:p text:style-name="P30"/>
      <text:p text:style-name="P30">long long calculate(const int* x, const int* y, int length) {</text:p>
      <text:p text:style-name="P30"><text:s text:c="4"/>long long s = 0;</text:p>
      <text:p text:style-name="P30"><text:s text:c="4"/>for (int i = 0; i &lt; length; i++) {</text:p>
      <text:p text:style-name="P30"><text:s text:c="8"/>for (int j = 0; j &lt; length; j++) {</text:p>
      <text:p text:style-name="P30"><text:s text:c="12"/>s += x[i] * y[j]; <text:s text:c="6"/></text:p>
      <text:p text:style-name="P30"><text:s text:c="8"/>}</text:p>
      <text:p text:style-name="P30"><text:s text:c="4"/>}</text:p>
      <text:p text:style-name="P30"><text:s text:c="4"/>return s;</text:p>
      <text:p text:style-name="P30">}</text:p>
      <text:p text:style-name="P30">// comment </text:p>
      <text:p text:style-name="P30">int* create_vector(int length) {</text:p>
      <text:p text:style-name="P30"><text:s text:c="4"/>int* vector = (int*) malloc(sizeof(int) * length);</text:p>
      <text:p text:style-name="P30"><text:s text:c="4"/>if (!vector) return NULL;</text:p>
      <text:p text:style-name="P30"><text:s text:c="4"/>for (int i = 0; i &lt; length; i++) { vector[i] = rand() % 10; }</text:p>
      <text:p text:style-name="P30"><text:s text:c="4"/>return vector;</text:p>
      <text:p text:style-name="P30">}</text:p>
      <text:p text:style-name="P30"/>
      <text:p text:style-name="P30">void delete_vector(int** v) {</text:p>
      <text:p text:style-name="P30"><text:s text:c="4"/>if (*v) free(*v);</text:p>
      <text:p text:style-name="P30"><text:s text:c="4"/>*v = NULL;</text:p>
      <text:p text:style-name="P30">}</text:p>
      <text:p text:style-name="P30"/>
      <text:p text:style-name="P30">int main(int argc, char* argv[]) {</text:p>
      <text:p text:style-name="P30"><text:s text:c="4"/>MPI_Init(&amp;argc, &amp;argv);</text:p>
      <text:p text:style-name="P30"><text:s text:c="4"/>srand(SEED);</text:p>
      <text:p text:style-name="P30"><text:s text:c="4"/>if (argc != 2) {</text:p>
      <text:p text:style-name="P30"><text:s text:c="8"/>puts("Specify the vector length");</text:p>
      <text:p text:style-name="P30"><text:s text:c="8"/>puts("Usage:");</text:p>
      <text:p text:style-name="P30"><text:s text:c="8"/>printf(" <text:s text:c="3"/>%s [vector length]\n", argv[0]);</text:p>
      <text:p text:style-name="P30"><text:s text:c="8"/>MPI_Finalize();</text:p>
      <text:p text:style-name="P30"><text:s text:c="8"/>return 0;</text:p>
      <text:p text:style-name="P30"><text:s text:c="4"/>}</text:p>
      <text:p text:style-name="P30"/>
      <text:p text:style-name="P30"><text:s text:c="4"/>const int length = atoi(argv[1]);</text:p>
      <text:p text:style-name="P30"><text:s text:c="4"/></text:p>
      <text:p text:style-name="P30"><text:s text:c="4"/>int *x = create_vector(length);</text:p>
      <text:p text:style-name="P30"><text:s text:c="4"/>int *y = create_vector(length);</text:p>
      <text:p text:style-name="P30"><text:soft-page-break/><text:s text:c="4"/>double timer = MPI_Wtime();</text:p>
      <text:p text:style-name="P30"/>
      <text:p text:style-name="P30"><text:s text:c="4"/>long long result = calculate(x, y, length);</text:p>
      <text:p text:style-name="P30"><text:s text:c="4"/></text:p>
      <text:p text:style-name="P30"><text:s text:c="4"/>timer = MPI_Wtime() - timer;</text:p>
      <text:p text:style-name="P30"><text:s text:c="4"/>printf("%lld %.2lf\n", result, timer);</text:p>
      <text:p text:style-name="P30"><text:s text:c="4"/></text:p>
      <text:p text:style-name="P30"><text:s text:c="4"/>delete_vector(&amp;x); delete_vector(&amp;y);</text:p>
      <text:p text:style-name="P30"><text:s text:c="4"/></text:p>
      <text:p text:style-name="P30"><text:s text:c="4"/>MPI_Finalize();</text:p>
      <text:p text:style-name="P30"><text:s text:c="4"/>return 0;</text:p>
      <text:p text:style-name="P30">}</text:p>
      <text:p text:style-name="P35"/>
      <text:h text:style-name="P17" text:outline-level="1"><text:bookmark-start text:name="__RefHeading___Toc35966_2361017962"/>Приложение 2. <text:span text:style-name="T40">Код программы с коммуникацией типа точка-точка</text:span><text:bookmark-end text:name="__RefHeading___Toc35966_2361017962"/></text:h>
      <text:p text:style-name="P30">#include &lt;stdio.h&gt;</text:p>
      <text:p text:style-name="P30">#include &lt;stdlib.h&gt;</text:p>
      <text:p text:style-name="P30">#include &lt;mpi.h&gt;</text:p>
      <text:p text:style-name="P30"/>
      <text:p text:style-name="P30">#define SEED 1000</text:p>
      <text:p text:style-name="P30"/>
      <text:p text:style-name="P30">#define LOG(format, ...) printf("%d: " format "\n", rank, ##__VA_ARGS__)</text:p>
      <text:p text:style-name="P30">void LOG_VECTOR(int rank, const char* name, int* x, int length);</text:p>
      <text:p text:style-name="P30"/>
      <text:p text:style-name="P30">const int TAG_PART_OF_FIRST = 12211;</text:p>
      <text:p text:style-name="P30">const int TAG_FULL_SECOND = 12345; </text:p>
      <text:p text:style-name="P30">const int TAG_RESULT = 99999;</text:p>
      <text:p text:style-name="P30"/>
      <text:p text:style-name="P30"/>
      <text:p text:style-name="P30">long long calculate(const int* x, const int* y, int x_length, int y_length) {</text:p>
      <text:p text:style-name="P30"><text:s text:c="4"/>long long s = 0;</text:p>
      <text:p text:style-name="P30"><text:s text:c="4"/>for (int i = 0; i &lt; x_length; i++) {</text:p>
      <text:p text:style-name="P30"><text:s text:c="8"/>for (int j = 0; j &lt; y_length; j++) {</text:p>
      <text:p text:style-name="P30"><text:s text:c="12"/>s += x[i] * y[j]; <text:s text:c="6"/></text:p>
      <text:p text:style-name="P30"><text:s text:c="8"/>}</text:p>
      <text:p text:style-name="P30"><text:s text:c="4"/>}</text:p>
      <text:p text:style-name="P30"><text:s text:c="4"/>return s;</text:p>
      <text:p text:style-name="P30">}</text:p>
      <text:p text:style-name="P30"/>
      <text:p text:style-name="P30">int* create_vector(int legnth);</text:p>
      <text:p text:style-name="P30">void delete_vector(int** v);</text:p>
      <text:p text:style-name="P30"/>
      <text:p text:style-name="P30">// calculate length of 1st vector that process with this rank will handle</text:p>
      <text:p text:style-name="P30">int part_length(int length, int rank, int size) {</text:p>
      <text:p text:style-name="P30"><text:s text:c="4"/>return (rank == size - 1) ? length / size + length % size : length / size;</text:p>
      <text:p text:style-name="P30">}</text:p>
      <text:p text:style-name="P30"/>
      <text:p text:style-name="P30">void process_rank_zero(int length, int x_part_length, int size) {</text:p>
      <text:p text:style-name="P30"><text:s text:c="4"/>int rank = 0;</text:p>
      <text:p text:style-name="P30"><text:s text:c="4"/>double timer = MPI_Wtime();</text:p>
      <text:p text:style-name="P30"><text:s text:c="4"/></text:p>
      <text:p text:style-name="P30"><text:s text:c="4"/>// init vectors</text:p>
      <text:p text:style-name="P30"><text:soft-page-break/><text:s text:c="4"/>int* x = create_vector(length);</text:p>
      <text:p text:style-name="P30"><text:s text:c="4"/>int* y = create_vector(length);</text:p>
      <text:p text:style-name="P30"/>
      <text:p text:style-name="P30"><text:s text:c="4"/>// --------------- send vectors ---------------------//</text:p>
      <text:p text:style-name="P30"><text:s text:c="4"/>for (int i = 1; i &lt; size; i++) {</text:p>
      <text:p text:style-name="P30"><text:s text:c="8"/>MPI_Send(y, length, MPI_INT, i, TAG_FULL_SECOND, MPI_COMM_WORLD);</text:p>
      <text:p text:style-name="P30"><text:s text:c="8"/>int length_send = part_length(length, i, size);</text:p>
      <text:p text:style-name="P30"><text:s text:c="8"/>MPI_Send(x + i*x_part_length, length_send, MPI_INT, i, TAG_PART_OF_FIRST, MPI_COMM_WORLD);</text:p>
      <text:p text:style-name="P30"><text:s text:c="4"/>} <text:s text:c="6"/></text:p>
      <text:p text:style-name="P30"><text:s text:c="4"/>// -------------- calculate the part ----------------//</text:p>
      <text:p text:style-name="P30"><text:s text:c="4"/>long long sum = calculate(x, y, x_part_length, length);</text:p>
      <text:p text:style-name="P30"/>
      <text:p text:style-name="P30"><text:s text:c="4"/>// ---------------- merge (recieve) results -------------------//</text:p>
      <text:p text:style-name="P30"><text:s text:c="4"/>for (int i = 1; i &lt; size; i++) {</text:p>
      <text:p text:style-name="P30"><text:s text:c="8"/>long long recieve;</text:p>
      <text:p text:style-name="P30"><text:s text:c="8"/>MPI_Recv(&amp;recieve, 1, MPI_LONG_LONG, i, TAG_RESULT, MPI_COMM_WORLD, MPI_STATUS_IGNORE);</text:p>
      <text:p text:style-name="P30"><text:s text:c="8"/>sum += recieve;</text:p>
      <text:p text:style-name="P30"><text:s text:c="4"/>}</text:p>
      <text:p text:style-name="P30"/>
      <text:p text:style-name="P30"/>
      <text:p text:style-name="P30"><text:s text:c="4"/>timer = MPI_Wtime() - timer;</text:p>
      <text:p text:style-name="P30"><text:s text:c="4"/>printf("%lld %.2lf\n", sum, timer);</text:p>
      <text:p text:style-name="P30"/>
      <text:p text:style-name="P30"><text:s text:c="4"/>delete_vector(&amp;x);</text:p>
      <text:p text:style-name="P30"><text:s text:c="4"/>delete_vector(&amp;y);</text:p>
      <text:p text:style-name="P30">}</text:p>
      <text:p text:style-name="P30"/>
      <text:p text:style-name="P30"/>
      <text:p text:style-name="P30">void process_rank_non_zero(int length, int x_part_length, int rank, int size) {</text:p>
      <text:p text:style-name="P30"><text:s text:c="4"/>// --------------- recieve vectors -------------------// </text:p>
      <text:p text:style-name="P30"><text:s text:c="8"/>// ---------------- 2nd vector -------------------</text:p>
      <text:p text:style-name="P30"><text:s text:c="8"/>int* y = (int*) malloc(sizeof(int) * length); <text:s text:c="3"/></text:p>
      <text:p text:style-name="P30"><text:s text:c="8"/>MPI_Recv(y, length, MPI_INT, 0, TAG_FULL_SECOND, MPI_COMM_WORLD, MPI_STATUS_IGNORE);</text:p>
      <text:p text:style-name="P30"/>
      <text:p text:style-name="P30"><text:s text:c="8"/>// ---------------- 1st vector -----------------</text:p>
      <text:p text:style-name="P30"><text:s text:c="8"/>int* x = (int*) malloc(sizeof(int) * x_part_length);</text:p>
      <text:p text:style-name="P30"><text:s text:c="8"/>MPI_Recv(x, x_part_length, MPI_INT, 0, TAG_PART_OF_FIRST, MPI_COMM_WORLD, MPI_STATUS_IGNORE);</text:p>
      <text:p text:style-name="P30"><text:s text:c="8"/>// ----------------- calculate -------------------- //</text:p>
      <text:p text:style-name="P30"><text:s text:c="8"/>long long sum = calculate(x, y, x_part_length, length);</text:p>
      <text:p text:style-name="P30"><text:soft-page-break/><text:s text:c="8"/>// --------------- merge to rank0 ----------------- //</text:p>
      <text:p text:style-name="P30"><text:s text:c="8"/>MPI_Send(&amp;sum, 1, MPI_LONG_LONG, 0, TAG_RESULT, MPI_COMM_WORLD);</text:p>
      <text:p text:style-name="P30"><text:s text:c="8"/>free(x);</text:p>
      <text:p text:style-name="P30">}</text:p>
      <text:p text:style-name="P30"/>
      <text:p text:style-name="P30"/>
      <text:p text:style-name="P30">int main(int argc, char **argv) {</text:p>
      <text:p text:style-name="P30"><text:s text:c="4"/>srand(SEED);</text:p>
      <text:p text:style-name="P30"><text:s text:c="4"/>MPI_Init(&amp;argc, &amp;argv);</text:p>
      <text:p text:style-name="P30"/>
      <text:p text:style-name="P30"><text:s text:c="4"/>if (argc != 2) {</text:p>
      <text:p text:style-name="P30"><text:s text:c="8"/>puts("Specify the vector length");</text:p>
      <text:p text:style-name="P30"><text:s text:c="8"/>puts("Usage:");</text:p>
      <text:p text:style-name="P30"><text:s text:c="8"/>printf(" <text:s text:c="3"/>%s [vector length]\n", argv[0]);</text:p>
      <text:p text:style-name="P30"><text:s text:c="8"/>MPI_Finalize();</text:p>
      <text:p text:style-name="P30"><text:s text:c="8"/>return 0;</text:p>
      <text:p text:style-name="P30"><text:s text:c="4"/>}</text:p>
      <text:p text:style-name="P30"/>
      <text:p text:style-name="P30"><text:s text:c="4"/>int rank, size;</text:p>
      <text:p text:style-name="P30"><text:s text:c="4"/>MPI_Comm_rank(MPI_COMM_WORLD, &amp;rank);</text:p>
      <text:p text:style-name="P30"><text:s text:c="4"/>MPI_Comm_size(MPI_COMM_WORLD, &amp;size);</text:p>
      <text:p text:style-name="P30"/>
      <text:p text:style-name="P30"><text:s text:c="4"/>const int length = atoi(argv[1]);</text:p>
      <text:p text:style-name="P30"><text:s text:c="4"/>const int x_length = part_length(length, rank, size);</text:p>
      <text:p text:style-name="P30"/>
      <text:p text:style-name="P30"><text:s text:c="4"/>if (rank == 0) {</text:p>
      <text:p text:style-name="P30"><text:s text:c="8"/>process_rank_zero(length, x_length, size); <text:s text:c="7"/></text:p>
      <text:p text:style-name="P30"><text:s text:c="4"/>}</text:p>
      <text:p text:style-name="P30"><text:s text:c="4"/>else { <text:s/>// can't enter this block if size == 1 becuse (rank &lt; size) =&gt; (rank == 0)</text:p>
      <text:p text:style-name="P30"><text:s text:c="8"/>process_rank_non_zero(length, x_length, rank, size);</text:p>
      <text:p text:style-name="P30"><text:s text:c="4"/>}</text:p>
      <text:p text:style-name="P30"><text:s text:c="4"/></text:p>
      <text:p text:style-name="P30"><text:s text:c="4"/>MPI_Finalize();</text:p>
      <text:p text:style-name="P30"><text:s text:c="4"/>return 0;</text:p>
      <text:p text:style-name="P30">}</text:p>
      <text:p text:style-name="P30"/>
      <text:p text:style-name="P30"/>
      <text:p text:style-name="P30"/>
      <text:p text:style-name="P30">// ============== Vector functions ===============</text:p>
      <text:p text:style-name="P30"/>
      <text:p text:style-name="P30">int* create_vector(int length) {</text:p>
      <text:p text:style-name="P30"><text:s text:c="4"/>int* vector = (int*)malloc(sizeof(int) * length);</text:p>
      <text:p text:style-name="P30"><text:s text:c="4"/>if (!vector) return NULL;</text:p>
      <text:p text:style-name="P30"><text:s text:c="4"/>for (int i = 0; i &lt; length; i++) { vector[i] = rand() % 10; }</text:p>
      <text:p text:style-name="P30"><text:s text:c="4"/>return vector;</text:p>
      <text:p text:style-name="P30"><text:soft-page-break/>}</text:p>
      <text:p text:style-name="P30"/>
      <text:p text:style-name="P30">void delete_vector(int** v) {</text:p>
      <text:p text:style-name="P30"><text:s text:c="4"/>if (*v) free(*v);</text:p>
      <text:p text:style-name="P30"><text:s text:c="4"/>*v = NULL;</text:p>
      <text:p text:style-name="P30">}</text:p>
      <text:p text:style-name="P35"/>
      <text:p text:style-name="P35"/>
      <text:h text:style-name="P71" text:outline-level="1"><text:bookmark-start text:name="__RefHeading___Toc1920_2961358970"/>Приложение 3. Код программы с коллективной коммуникацией<text:bookmark-end text:name="__RefHeading___Toc1920_2961358970"/></text:h>
      <text:p text:style-name="P30">#include &lt;stdio.h&gt;</text:p>
      <text:p text:style-name="P30">#include &lt;stdlib.h&gt;</text:p>
      <text:p text:style-name="P30">#include &lt;mpi.h&gt;</text:p>
      <text:p text:style-name="P30"/>
      <text:p text:style-name="P30">#define SEED 1000 </text:p>
      <text:p text:style-name="P30"/>
      <text:p text:style-name="P30">#define LOG(format, ...) printf("%d: " format "\n", rank, ##__VA_ARGS__)</text:p>
      <text:p text:style-name="P30">void LOG_VECTOR(int rank, const char* name, int* x, int length);</text:p>
      <text:p text:style-name="P30"/>
      <text:p text:style-name="P30">const int TAG_PART_OF_FIRST = 12211;</text:p>
      <text:p text:style-name="P30">const int TAG_FULL_SECOND = 12345; </text:p>
      <text:p text:style-name="P30">const int TAG_RESULT = 99999;</text:p>
      <text:p text:style-name="P30"/>
      <text:p text:style-name="P30"/>
      <text:p text:style-name="P30">long long calculate(const int* x, const int* y, int x_length, int y_length) {</text:p>
      <text:p text:style-name="P30"><text:s text:c="4"/>long long s = 0;</text:p>
      <text:p text:style-name="P30"><text:s text:c="4"/>for (int i = 0; i &lt; x_length; i++) {</text:p>
      <text:p text:style-name="P30"><text:s text:c="8"/>for (int j = 0; j &lt; y_length; j++) {</text:p>
      <text:p text:style-name="P30"><text:s text:c="12"/>s += x[i] * y[j]; <text:s text:c="6"/></text:p>
      <text:p text:style-name="P30"><text:s text:c="8"/>}</text:p>
      <text:p text:style-name="P30"><text:s text:c="4"/>}</text:p>
      <text:p text:style-name="P30"><text:s text:c="4"/>return s;</text:p>
      <text:p text:style-name="P30">}</text:p>
      <text:p text:style-name="P30"/>
      <text:p text:style-name="P30">// calculate length of 1st vector that process with this rank will handle</text:p>
      <text:p text:style-name="P30">int part_length(int length, int rank, int size) {</text:p>
      <text:p text:style-name="P30"><text:s text:c="4"/>return (rank == size - 1) ? length / size + length % size : length / size;</text:p>
      <text:p text:style-name="P30">}</text:p>
      <text:p text:style-name="P30"/>
      <text:p text:style-name="P30">int* create_vector(int legnth);</text:p>
      <text:p text:style-name="P30">void delete_vector(int** v);</text:p>
      <text:p text:style-name="P30">void fill_vector(int *vector, int length);</text:p>
      <text:p text:style-name="P30"/>
      <text:p text:style-name="P30"/>
      <text:p text:style-name="P30"/>
      <text:p text:style-name="P30">int main(int argc, char **argv) {</text:p>
      <text:p text:style-name="P30"><text:s text:c="4"/>srand(SEED);</text:p>
      <text:p text:style-name="P30"><text:s text:c="4"/>MPI_Init(&amp;argc, &amp;argv);</text:p>
      <text:p text:style-name="P30"><text:soft-page-break/></text:p>
      <text:p text:style-name="P30"><text:s text:c="4"/>if (argc != 2) {</text:p>
      <text:p text:style-name="P30"><text:s text:c="8"/>puts("Specify the vector length");</text:p>
      <text:p text:style-name="P30"><text:s text:c="8"/>puts("Usage:");</text:p>
      <text:p text:style-name="P30"><text:s text:c="8"/>printf(" <text:s text:c="3"/>%s [vector length]\n", argv[0]);</text:p>
      <text:p text:style-name="P30"><text:s text:c="8"/>MPI_Finalize();</text:p>
      <text:p text:style-name="P30"><text:s text:c="8"/>return 0;</text:p>
      <text:p text:style-name="P30"><text:s text:c="4"/>}</text:p>
      <text:p text:style-name="P30"/>
      <text:p text:style-name="P30"><text:s text:c="4"/>int rank;</text:p>
      <text:p text:style-name="P30"><text:s text:c="4"/>int size;</text:p>
      <text:p text:style-name="P30"><text:s text:c="4"/>MPI_Comm_rank(MPI_COMM_WORLD, &amp;rank);</text:p>
      <text:p text:style-name="P30"><text:s text:c="4"/>MPI_Comm_size(MPI_COMM_WORLD, &amp;size);</text:p>
      <text:p text:style-name="P30"/>
      <text:p text:style-name="P30"/>
      <text:p text:style-name="P30"><text:s text:c="4"/>const int length = atoi(argv[1]);</text:p>
      <text:p text:style-name="P30"><text:s text:c="3"/></text:p>
      <text:p text:style-name="P30"><text:s text:c="4"/>double timer = MPI_Wtime();</text:p>
      <text:p text:style-name="P30"><text:s text:c="4"/></text:p>
      <text:p text:style-name="P30"><text:s text:c="4"/>// init vectors</text:p>
      <text:p text:style-name="P30"><text:s text:c="4"/>int*global_x = NULL; <text:s text:c="3"/></text:p>
      <text:p text:style-name="P30"><text:s text:c="4"/>int *global_y = (int*) malloc(sizeof(int) *length);</text:p>
      <text:p text:style-name="P30"><text:s text:c="4"/>if (rank == 0) { </text:p>
      <text:p text:style-name="P30"><text:s text:c="8"/>global_x = (int*) malloc(sizeof(int) * length);</text:p>
      <text:p text:style-name="P30"><text:s text:c="8"/>fill_vector(global_x, length);</text:p>
      <text:p text:style-name="P30"><text:s text:c="8"/>fill_vector(global_y, length);</text:p>
      <text:p text:style-name="P30"><text:s text:c="8"/></text:p>
      <text:p text:style-name="P30"><text:s text:c="8"/>if (size == 1) {</text:p>
      <text:p text:style-name="P30"><text:s text:c="12"/>long long sum = 0;</text:p>
      <text:p text:style-name="P30"><text:s text:c="12"/>sum = calculate(global_x, global_y, length, length);</text:p>
      <text:p text:style-name="P30"><text:s text:c="12"/>timer = MPI_Wtime() - timer;</text:p>
      <text:p text:style-name="P30"><text:s text:c="12"/>printf("%lld, %lf\n", sum, timer);</text:p>
      <text:p text:style-name="P30"><text:s text:c="12"/>delete_vector(&amp;global_x); delete_vector(&amp;global_y);</text:p>
      <text:p text:style-name="P30"><text:s text:c="12"/>MPI_Finalize(); </text:p>
      <text:p text:style-name="P30"><text:s text:c="12"/>return 0;</text:p>
      <text:p text:style-name="P30"><text:s text:c="8"/>}</text:p>
      <text:p text:style-name="P30"><text:s text:c="4"/>}</text:p>
      <text:p text:style-name="P30"/>
      <text:p text:style-name="P30"><text:s text:c="4"/></text:p>
      <text:p text:style-name="P30"><text:s text:c="4"/></text:p>
      <text:p text:style-name="P30"><text:s text:c="4"/>// ------------------- size &gt; 1 --------------------</text:p>
      <text:p text:style-name="P30"/>
      <text:p text:style-name="P30"><text:s text:c="4"/>int* displs = (int*) malloc(sizeof(int) * size);</text:p>
      <text:p text:style-name="P30"><text:s text:c="4"/>int* sendcounts = (int*) malloc(sizeof(int) * size);</text:p>
      <text:p text:style-name="P30"/>
      <text:p text:style-name="P30"><text:s text:c="4"/>displs[0] = 0;</text:p>
      <text:p text:style-name="P30"><text:s text:c="4"/>sendcounts[0] = length / size + length % size;</text:p>
      <text:p text:style-name="P30"><text:soft-page-break/><text:s text:c="4"/>for (int i = 1; i &lt; size; i++) {</text:p>
      <text:p text:style-name="P30"><text:s text:c="8"/>displs[i] = displs[i - 1] + sendcounts[i - 1];</text:p>
      <text:p text:style-name="P30"><text:s text:c="8"/>sendcounts[i] = length / size;</text:p>
      <text:p text:style-name="P30"><text:s text:c="4"/>}</text:p>
      <text:p text:style-name="P30"/>
      <text:p text:style-name="P30"><text:s text:c="4"/>int* local_x = (int*) malloc(sizeof(int) * sendcounts[rank]);</text:p>
      <text:p text:style-name="P30"><text:s text:c="4"/>MPI_Bcast(global_y, length, MPI_INT, 0, MPI_COMM_WORLD);</text:p>
      <text:p text:style-name="P30"><text:s text:c="4"/></text:p>
      <text:p text:style-name="P30"><text:s text:c="4"/>MPI_Scatterv(global_x, sendcounts, displs, MPI_INT, </text:p>
      <text:p text:style-name="P30"><text:s text:c="8"/>local_x, sendcounts[rank], MPI_INT, 0, MPI_COMM_WORLD);</text:p>
      <text:p text:style-name="P30"/>
      <text:p text:style-name="P30"><text:s text:c="4"/>long long local_sum = calculate(local_x, global_y, sendcounts[rank], length);</text:p>
      <text:p text:style-name="P30"><text:s text:c="4"/>long long global_sum = 0;</text:p>
      <text:p text:style-name="P30"><text:s text:c="4"/>MPI_Reduce(&amp;local_sum, &amp;global_sum, 1, MPI_LONG_LONG, MPI_SUM, 0, MPI_COMM_WORLD);</text:p>
      <text:p text:style-name="P30"/>
      <text:p text:style-name="P30"><text:s text:c="4"/>if (rank == 0) {</text:p>
      <text:p text:style-name="P30"><text:s text:c="8"/>timer = MPI_Wtime() - timer;</text:p>
      <text:p text:style-name="P30"><text:s text:c="8"/>printf("%lld %.2lf\n", global_sum, timer);</text:p>
      <text:p text:style-name="P30"><text:s text:c="4"/>}</text:p>
      <text:p text:style-name="P30"/>
      <text:p text:style-name="P30"><text:s text:c="4"/>free(displs);</text:p>
      <text:p text:style-name="P30"><text:s text:c="4"/>free(sendcounts);</text:p>
      <text:p text:style-name="P30"><text:s text:c="4"/>delete_vector(&amp;local_x);</text:p>
      <text:p text:style-name="P30"><text:s text:c="4"/>delete_vector(&amp;global_y);</text:p>
      <text:p text:style-name="P30"><text:s text:c="4"/>delete_vector(&amp;global_x);</text:p>
      <text:p text:style-name="P30"><text:s text:c="4"/>MPI_Finalize();</text:p>
      <text:p text:style-name="P30"><text:s text:c="4"/>return 0;</text:p>
      <text:p text:style-name="P30">}</text:p>
      <text:p text:style-name="P30"/>
      <text:p text:style-name="P30"/>
      <text:p text:style-name="P30"/>
      <text:p text:style-name="P30">// ============== Vector functions ===============</text:p>
      <text:p text:style-name="P30"/>
      <text:p text:style-name="P30">void fill_vector(int *vector, int length) {</text:p>
      <text:p text:style-name="P30"><text:s text:c="4"/>for (int i = 0; i &lt; length; i++) { vector[i] = rand() % 10; }</text:p>
      <text:p text:style-name="P30">}</text:p>
      <text:p text:style-name="P30"/>
      <text:p text:style-name="P30">int* create_vector(int length) {</text:p>
      <text:p text:style-name="P30"><text:s text:c="4"/>int* vector = (int*)malloc(sizeof(int) * length);</text:p>
      <text:p text:style-name="P30"><text:s text:c="4"/>if (!vector) return NULL;</text:p>
      <text:p text:style-name="P30"><text:s text:c="4"/>for (int i = 0; i &lt; length; i++) { vector[i] = rand() % 10; }</text:p>
      <text:p text:style-name="P30"><text:s text:c="4"/>return vector;</text:p>
      <text:p text:style-name="P30">}</text:p>
      <text:p text:style-name="P30"><text:soft-page-break/></text:p>
      <text:p text:style-name="P30">void delete_vector(int** v) {</text:p>
      <text:p text:style-name="P30"><text:s text:c="4"/>if (*v) free(*v);</text:p>
      <text:p text:style-name="P30"><text:s text:c="4"/>*v = NULL;</text:p>
      <text:p text:style-name="P30">}</text:p>
      <text:p text:style-name="P30"/>
      <text:p text:style-name="P30">void LOG_VECTOR(int rank, const char* name, int* x, int length) {</text:p>
      <text:p text:style-name="P30"><text:s text:c="4"/>printf("%d: %s [", rank, name);</text:p>
      <text:p text:style-name="P30"><text:s text:c="8"/>for (int i = 0; i &lt; length; i++) {</text:p>
      <text:p text:style-name="P30"><text:s text:c="12"/>printf("%d ", x[i]);</text:p>
      <text:p text:style-name="P30"><text:s text:c="8"/>}</text:p>
      <text:p text:style-name="P30"><text:s text:c="8"/>printf("]\n");</text:p>
      <text:p text:style-name="P30">}</text:p>
      <text:p text:style-name="P35"/>
      <text:h text:style-name="P72" text:outline-level="1"><text:bookmark-start text:name="__RefHeading___Toc1922_2961358970"/>Приложение 4. Скрипт для тестирования<text:bookmark-end text:name="__RefHeading___Toc1922_2961358970"/></text:h>
      <text:p text:style-name="P30">#!/bin/bash</text:p>
      <text:p text:style-name="P30"/>
      <text:p text:style-name="P30"># Check args count</text:p>
      <text:p text:style-name="P30">if [ "$#" -ne 2 ]; then</text:p>
      <text:p text:style-name="P30"><text:s text:c="4"/>echo "Error: Need 2 arguments" &gt;&amp;2</text:p>
      <text:p text:style-name="P30"><text:s text:c="4"/>echo " <text:s text:c="3"/>Usage: $0 [Vector length] [Num of tests]"</text:p>
      <text:p text:style-name="P30"><text:s text:c="4"/>exit 1</text:p>
      <text:p text:style-name="P30">fi</text:p>
      <text:p text:style-name="P30"/>
      <text:p text:style-name="P30"># Check if args is a digit</text:p>
      <text:p text:style-name="P30">if ! [[ "$1" =~ ^[0-9]+$ &amp;&amp; "$1" =~ ^[0-9]+$ <text:s/>]]; then</text:p>
      <text:p text:style-name="P30"><text:s text:c="4"/>echo "Error: Length of vector and num of tests should be digits" &gt;&amp;2</text:p>
      <text:p text:style-name="P30"><text:s text:c="4"/>exit 1</text:p>
      <text:p text:style-name="P30">fi</text:p>
      <text:p text:style-name="P30"/>
      <text:p text:style-name="P30">VECTOR_LENGTH=$1</text:p>
      <text:p text:style-name="P30">NUM_TESTS=$2</text:p>
      <text:p text:style-name="P30">LOG_FILE=log.txt</text:p>
      <text:p text:style-name="P30"/>
      <text:p text:style-name="P30">echo ":: Clear log.txt"</text:p>
      <text:p text:style-name="P30">cat /dev/null &gt; log.txt</text:p>
      <text:p text:style-name="P30">echo "PROCS | RESULT | TIME (sec)" &gt;&gt; $LOG_FILE</text:p>
      <text:p text:style-name="P30"/>
      <text:p text:style-name="P30">run_tests() {</text:p>
      <text:p text:style-name="P30"><text:tab/>echo ":: Run tests"</text:p>
      <text:p text:style-name="P30"><text:tab/><text:tab/>for file in *.out; do<text:tab/></text:p>
      <text:p text:style-name="P30"><text:tab/><text:tab/><text:tab/>echo ":: Testing $file"</text:p>
      <text:p text:style-name="P30"><text:tab/><text:tab/><text:tab/>echo "-------- ${file%.out} -------" &gt;&gt; $LOG_FILE<text:tab/></text:p>
      <text:p text:style-name="P30"><text:tab/><text:tab/><text:tab/>if [ "$file" = "oneproc.out" ]; then </text:p>
      <text:p text:style-name="P30"><text:tab/><text:tab/><text:tab/><text:tab/>echo ":: oneproc.out found -&gt; Use only 1 proc"</text:p>
      <text:p text:style-name="P30"><text:tab/><text:tab/><text:tab/><text:tab/>procs_list="1"</text:p>
      <text:p text:style-name="P30"><text:tab/><text:tab/><text:tab/>else</text:p>
      <text:p text:style-name="P30"><text:tab/><text:tab/><text:tab/><text:tab/>procs_list="2 4 8 16 26" </text:p>
      <text:p text:style-name="P30"><text:tab/><text:tab/><text:tab/>fi</text:p>
      <text:p text:style-name="P30"><text:tab/><text:tab/></text:p>
      <text:p text:style-name="P30"><text:tab/><text:tab/><text:tab/>for procs in $procs_list; do</text:p>
      <text:p text:style-name="P30"><text:tab/><text:tab/><text:tab/><text:tab/>echo -n "$procs " &gt;&gt; $LOG_FILE</text:p>
      <text:p text:style-name="P30"><text:tab/><text:tab/><text:tab/><text:tab/>#echo "mpirun -np $procs --bind-to core $file $VECTOR_LENGTH &gt;&gt; $LOG_FILE"</text:p>
      <text:p text:style-name="P30"><text:tab/><text:tab/><text:tab/><text:tab/>mpirun -np $procs ./$file $VECTOR_LENGTH &gt;&gt; $LOG_FILE</text:p>
      <text:p text:style-name="P30"><text:tab/><text:tab/><text:tab/><text:tab/><text:tab/><text:tab/></text:p>
      <text:p text:style-name="P30"><text:soft-page-break/><text:tab/><text:tab/><text:tab/><text:tab/><text:tab/><text:tab/></text:p>
      <text:p text:style-name="P30"><text:tab/><text:tab/><text:tab/>done </text:p>
      <text:p text:style-name="P30"><text:tab/><text:tab/>done</text:p>
      <text:p text:style-name="P30"><text:tab/><text:tab/></text:p>
      <text:p text:style-name="P30"><text:tab/><text:tab/>echo ":: Done"</text:p>
      <text:p text:style-name="P30">}</text:p>
      <text:p text:style-name="P30"/>
      <text:p text:style-name="P30">for ((i=0; i&lt;$NUM_TESTS; i++)); do</text:p>
      <text:p text:style-name="P30"><text:tab/>echo ":: ========= Try $((i+1)) of $NUM_TESTS ========="</text:p>
      <text:p text:style-name="P30"><text:tab/>run_tests</text:p>
      <text:p text:style-name="P30"><text:tab/>echo ":: Move log.txt to log_$((i+1)).txt"</text:p>
      <text:p text:style-name="P30"><text:tab/>mv log.txt log_$((i+1)).txt</text:p>
      <text:p text:style-name="P30">done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  <style:drop-cap/>
      </style:paragraph-properties>
      <style:text-properties style:font-name="Times New Roman1" fo:font-family="'Times New Roman'" style:font-style-name="Обычный" style:font-family-generic="roman" style:font-pitch="variable" fo:font-size="14pt" fo:language="none" fo:country="non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Times New Roman1" fo:font-family="'Times New Roman'" style:font-style-name="Обыч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1" fo:font-family="'Times New Roman'" style:font-style-name="Обыч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1" fo:font-family="'Times New Roman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1" fo:font-family="'Times New Roman'" style:font-style-name="Обыч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font-name="Times New Roman1" fo:font-family="'Times New Roman'" style:font-style-name="Обычный" style:font-family-generic="roman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font-name="Times New Roman1" fo:font-family="'Times New Roman'" style:font-style-name="Обычный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style:font-name="Times New Roman1" fo:font-family="'Times New Roman'" style:font-style-name="Обычный" style:font-family-generic="roman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style:font-name="Times New Roman1" fo:font-family="'Times New Roman'" style:font-style-name="Обычный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Код" style:family="paragraph" style:next-style-name="Text_20_body" style:master-page-name="">
      <style:paragraph-properties style:page-number="auto" fo:padding="0.0201in" fo:border="0.06pt solid #000000">
        <style:tab-stops/>
        <style:drop-cap/>
      </style:paragraph-properties>
      <style:text-properties style:use-window-font-color="true" loext:opacity="0%" style:font-name="Liberation Mono1" fo:font-family="'Liberation Mono'" style:font-style-name="Обычный" style:font-family-generic="modern" style:font-pitch="fixed" fo:font-size="13pt" fo:language="zxx" fo:country="none" fo:font-style="normal" fo:font-weight="normal"/>
    </style:style>
    <style:style style:name="Подпись_20_листинга" style:display-name="Подпись листинга" style:family="paragraph" style:parent-style-name="Text_20_body" style:next-style-name="Text_20_body" style:master-page-name="">
      <style:paragraph-properties fo:margin-top="0in" fo:margin-bottom="0in" style:contextual-spacing="false" fo:line-height="100%" fo:text-align="right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date-style style:name="N10114" number:language="ru" number:country="RU">
      <number:year number:style="long"/>
    </number:date-style>
    <number:date-style style:name="N20129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month number:style="long" number:textual="true"/>
      <number:text/>
      <number:day number:style="long"/>
      <number:text>, </number:text>
      <number:year number:style="long"/>
    </number:date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color="#000000"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fo:color="#000000"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color="#000000"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color="#000000"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color="#000000"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9:35:18.572900324</meta:creation-date>
    <meta:editing-cycles>42</meta:editing-cycles>
    <meta:editing-duration>PT5H1M5S</meta:editing-duration>
    <dc:title>Отчёт лаба ОПП</dc:title>
    <dc:date>2026-02-27T02:54:13.862442535</dc:date>
    <meta:generator>LibreOffice/26.2.0.3$Linux_X86_64 LibreOffice_project/f1632ca95bc60e4a160604f46a6d9de4857c31ac</meta:generator>
    <meta:print-date>2026-02-27T02:52:58.063410376</meta:print-date>
    <meta:printed-by>Файлы PDF</meta:printed-by>
    <meta:document-statistic meta:table-count="1" meta:image-count="0" meta:object-count="2" meta:page-count="26" meta:paragraph-count="510" meta:word-count="2983" meta:character-count="22349" meta:non-whitespace-character-count="18254"/>
    <meta:user-defined meta:name="И.О.Фамилия  преподавателя (и.падеж)">А. Ю. Власенко</meta:user-defined>
    <meta:user-defined meta:name="Моё ФИО (род. падеж)">Герасимова Алексея Александровича</meta:user-defined>
    <meta:user-defined meta:name="Название лабы">Два вектора</meta:user-defined>
    <meta:user-defined meta:name="Научная степень препода">к. т. н.</meta:user-defined>
    <meta:user-defined meta:name="Номер лабы" meta:value-type="string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128cm" svg:height="8.838cm" xlink:href="." xlink:type="simple" chart:class="chart:line" chart:style-name="ch1">
        <chart:title svg:x="6.377cm" svg:y="0.312cm" chart:style-name="ch2">
          <text:p>Ускорение</text:p>
        </chart:title>
        <chart:subtitle svg:x="2.842cm" svg:y="1.267cm" chart:style-name="ch2">
          <text:p><text:span text:style-name="T1">Во сколько раз параллельная программа быстрее последовательной</text:span></text:p>
        </chart:subtitle>
        <chart:legend chart:legend-position="end" svg:x="10.026cm" svg:y="3.579cm" style:legend-expansion="custom" svg:width="4.782cm" svg:height="2.055cm" style:legend-expansion-aspect-ratio="2.32700729927007" chart:style-name="ch3"/>
        <chart:plot-area chart:style-name="ch4" svg:x="1.313cm" svg:y="2.576cm" svg:width="8.754cm" svg:height="5.105cm">
          <chart:coordinate-region svg:x="2.233cm" svg:y="2.775cm" svg:width="7.641cm" svg:height="4.259cm"/>
          <chart:axis chart:dimension="x" chart:name="primary-x" chart:style-name="ch5" chartooo:axis-type="text">
            <chart:title svg:x="4.779cm" svg:y="7.857cm" chart:style-name="ch2">
              <text:p><text:span text:style-name="T2">Число ядер</text:span>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112cm" chart:style-name="ch7">
              <text:p><text:span text:style-name="T2">T1 / Tparallel</text:span>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муникация точка-точка</text:p>
              </table:table-cell>
              <table:table-cell office:value-type="string">
                <text:p>Коллективная коммуникация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98150406504065">
                <text:p>1.98150406504065</text:p>
              </table:table-cell>
              <table:table-cell office:value-type="float" office:value="1.98553971486762">
                <text:p>1.98553971486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5496957403651">
                <text:p>3.95496957403651</text:p>
              </table:table-cell>
              <table:table-cell office:value-type="float" office:value="3.95657467532468">
                <text:p>3.95657467532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8087091757387">
                <text:p>7.58087091757387</text:p>
              </table:table-cell>
              <table:table-cell office:value-type="float" office:value="7.57498057498058">
                <text:p>7.57498057498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29715568862275">
                <text:p>7.29715568862275</text:p>
              </table:table-cell>
              <table:table-cell office:value-type="float" office:value="7.46477794793262">
                <text:p>7.464777947932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05391394504925">
                <text:p>5.05391394504925</text:p>
              </table:table-cell>
              <table:table-cell office:value-type="float" office:value="5.17188328912467">
                <text:p>5.17188328912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f1632ca95bc60e4a160604f46a6d9de4857c31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visible="fals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0369a3" draw:fill-color="#0369a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4.509cm" svg:height="9.309cm" xlink:href="." xlink:type="simple" chart:class="chart:line" chart:style-name="ch1">
        <chart:title svg:x="5.486cm" svg:y="0.322cm" chart:style-name="ch2">
          <text:p>Эффективность</text:p>
        </chart:title>
        <chart:subtitle svg:x="3.731cm" svg:y="1.287cm" chart:style-name="ch2">
          <text:p><text:span text:style-name="T1">Полезная нагрузка каждого процесса</text:span></text:p>
        </chart:subtitle>
        <chart:legend chart:legend-position="end" svg:x="8.879cm" svg:y="3.907cm" style:legend-expansion="high" chart:style-name="ch3"/>
        <chart:plot-area chart:style-name="ch4" svg:x="0.29cm" svg:y="2.156cm" svg:width="8.299cm" svg:height="5.986cm">
          <chart:coordinate-region svg:x="1.899cm" svg:y="2.355cm" svg:width="6.497cm" svg:height="5.14cm"/>
          <chart:axis chart:dimension="x" chart:name="primary-x" chart:style-name="ch5" chartooo:axis-type="auto">
            <chartooo:date-scale/>
            <chart:title svg:x="3.528cm" svg:y="8.328cm" chart:style-name="ch2">
              <text:p><text:span text:style-name="T2">Число ядер</text:span></text:p>
            </chart:title>
            <chart:categories table:cell-range-address="local-table.$A$2:.$A$6"/>
          </chart:axis>
          <chart:axis chart:dimension="y" chart:name="primary-y" chart:style-name="ch6">
            <chart:title svg:x="0cm" svg:y="0cm" chart:style-name="ch7">
              <text:p><text:span text:style-name="T3">Заглавие</text:span>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муникация точка-точка</text:p>
              </table:table-cell>
              <table:table-cell office:value-type="string">
                <text:p>Коллективная коммуникация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990752032520325">
                <text:p>0.990752032520325</text:p>
              </table:table-cell>
              <table:table-cell office:value-type="float" office:value="0.992769857433809">
                <text:p>0.992769857433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8742393509128">
                <text:p>0.988742393509128</text:p>
              </table:table-cell>
              <table:table-cell office:value-type="float" office:value="0.989143668831169">
                <text:p>0.989143668831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7608864696734">
                <text:p>0.947608864696734</text:p>
              </table:table-cell>
              <table:table-cell office:value-type="float" office:value="0.946872571872572">
                <text:p>0.946872571872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6072230538922">
                <text:p>0.456072230538922</text:p>
              </table:table-cell>
              <table:table-cell office:value-type="float" office:value="0.466548621745789">
                <text:p>0.4665486217457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10579747710385">
                <text:p>0.210579747710385</text:p>
              </table:table-cell>
              <table:table-cell office:value-type="float" office:value="0.215495137046861">
                <text:p>0.215495137046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f1632ca95bc60e4a160604f46a6d9de4857c31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